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33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8.423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7.497cm"/>
    </style:style>
    <style:style style:name="co6" style:family="table-column">
      <style:table-column-properties fo:break-before="auto" style:column-width="1.042cm"/>
    </style:style>
    <style:style style:name="co7" style:family="table-column">
      <style:table-column-properties fo:break-before="auto" style:column-width="3.93cm"/>
    </style:style>
    <style:style style:name="co8" style:family="table-column">
      <style:table-column-properties fo:break-before="auto" style:column-width="16.42cm"/>
    </style:style>
    <style:style style:name="co9" style:family="table-column">
      <style:table-column-properties fo:break-before="auto" style:column-width="2.3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0.74pt solid #faa61a" style:direction="ltr" fo:padding="0.035cm" fo:border-right="none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faa61a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faa61a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0.74pt solid #faa61a" fo:background-color="#fffbcc" style:diagonal-bl-tr="none" style:diagonal-tl-br="none" style:text-align-source="value-type" style:repeat-content="false" fo:wrap-option="no-wrap" fo:border-left="0.74pt solid #faa61a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faa61a" fo:background-color="#fffbcc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wrap" fo:border-left="none" style:direction="ltr" fo:padding="0.035cm" fo:border-right="none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faa61a" fo:background-color="#fffbcc" style:diagonal-bl-tr="none" style:diagonal-tl-br="none" style:text-align-source="value-type" style:repeat-content="false" fo:wrap-option="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none" style:direction="ltr" fo:padding="0.035cm" fo:border-right="0.74pt solid #faa61a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5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35cm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35cm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Res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35cm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Res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35cm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Result" style:data-style-name="N0">
      <style:table-cell-properties fo:border-bottom="0.74pt solid #faa61a" fo:background-color="#fffbcc" style:diagonal-bl-tr="none" style:diagonal-tl-br="none" style:text-align-source="value-type" style:repeat-content="false" fo:wrap-option="no-wrap" fo:border-left="none" style:direction="ltr" fo:padding="0.035cm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i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column table:style-name="co9" table:default-cell-style-name="Default"/>
        <table:table-row table:style-name="ro1">
          <table:table-cell table:style-name="ce1" office:value-type="string" calcext:value-type="string">
            <text:p>num</text:p>
          </table:table-cell>
          <table:table-cell table:style-name="ce5" office:value-type="string" calcext:value-type="string">
            <text:p>bister</text:p>
          </table:table-cell>
          <table:table-cell table:style-name="ce5" office:value-type="string" calcext:value-type="string">
            <text:p>complément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libellé</text:p>
          </table:table-cell>
          <table:table-cell table:style-name="ce5" office:value-type="string" calcext:value-type="string">
            <text:p>nb </text:p>
          </table:table-cell>
          <table:table-cell table:style-name="ce5" office:value-type="string" calcext:value-type="string">
            <text:p>PC </text:p>
          </table:table-cell>
          <table:table-cell table:style-name="ce9" office:value-type="string" calcext:value-type="string">
            <text:p>commentaire</text:p>
          </table:table-cell>
          <table:table-cell table:style-name="ce14" office:value-type="string" calcext:value-type="string">
            <text:p>zone</text:p>
          </table:table-cell>
        </table:table-row>
        <table:table-row-group>
          <table:table-row-group>
            <table:table-row table:style-name="ro1">
              <table:table-cell table:style-name="ce2" office:value-type="float" office:value="19" calcext:value-type="float">
                <text:p>19</text:p>
              </table:table-cell>
              <table:table-cell table:number-columns-repeated="2" table:style-name="ce6" office:value-type="string" calcext:value-type="string">
                <text:p>NA</text:p>
              </table:table-cell>
              <table:table-cell table:style-name="ce6" office:value-type="string" calcext:value-type="string">
                <text:p>R</text:p>
              </table:table-cell>
              <table:table-cell table:style-name="ce6" office:value-type="string" calcext:value-type="string">
                <text:p>BORDIER</text:p>
              </table:table-cell>
              <table:table-cell table:style-name="ce6" office:value-type="float" office:value="2" calcext:value-type="float">
                <text:p>2</text:p>
              </table:table-cell>
              <table:table-cell table:style-name="ce6" office:value-type="string" calcext:value-type="string">
                <text:p>NA</text:p>
              </table:table-cell>
              <table:table-cell table:style-name="ce10" office:value-type="string" calcext:value-type="string">
                <text:p>travaux terminés ?</text:p>
              </table:table-cell>
              <table:table-cell table:style-name="ce15" office:value-type="string" calcext:value-type="string">
                <text:p>est</text:p>
              </table:table-cell>
            </table:table-row>
            <table:table-row table:style-name="ro1">
              <table:table-cell table:style-name="ce3" office:value-type="float" office:value="3" calcext:value-type="float">
                <text:p>3</text:p>
              </table:table-cell>
              <table:table-cell table:style-name="ce7" office:value-type="string" calcext:value-type="string">
                <text:p>NA</text:p>
              </table:table-cell>
              <table:table-cell table:style-name="ce7" office:value-type="string" calcext:value-type="string">
                <text:p>PC9301021B0094</text:p>
              </table:table-cell>
              <table:table-cell table:style-name="ce7" office:value-type="string" calcext:value-type="string">
                <text:p>R</text:p>
              </table:table-cell>
              <table:table-cell table:style-name="ce7" office:value-type="string" calcext:value-type="string">
                <text:p>BORDIER</text:p>
              </table:table-cell>
              <table:table-cell table:style-name="ce7" office:value-type="float" office:value="1" calcext:value-type="float">
                <text:p>1</text:p>
              </table:table-cell>
              <table:table-cell table:style-name="ce7" office:value-type="string" calcext:value-type="string">
                <text:p>PC9301021B0094</text:p>
              </table:table-cell>
              <table:table-cell table:style-name="ce11" office:value-type="string" calcext:value-type="string">
                <text:p>travaux commencés ?</text:p>
              </table:table-cell>
              <table:table-cell table:style-name="ce16" office:value-type="string" calcext:value-type="string">
                <text:p>est</text:p>
              </table:table-cell>
            </table:table-row>
            <table:table-row table:style-name="ro1">
              <table:table-cell table:style-name="ce2" office:value-type="float" office:value="55" calcext:value-type="float">
                <text:p>55</text:p>
              </table:table-cell>
              <table:table-cell table:style-name="ce6" office:value-type="string" calcext:value-type="string">
                <text:p>NA</text:p>
              </table:table-cell>
              <table:table-cell table:style-name="ce6" office:value-type="string" calcext:value-type="string">
                <text:p>55-57</text:p>
              </table:table-cell>
              <table:table-cell table:style-name="ce6" office:value-type="string" calcext:value-type="string">
                <text:p>AV</text:p>
              </table:table-cell>
              <table:table-cell table:style-name="ce6" office:value-type="string" calcext:value-type="string">
                <text:p>CARNOT</text:p>
              </table:table-cell>
              <table:table-cell table:style-name="ce6" office:value-type="float" office:value="49" calcext:value-type="float">
                <text:p>49</text:p>
              </table:table-cell>
              <table:table-cell table:style-name="ce6" office:value-type="string" calcext:value-type="string">
                <text:p>PC9301020B0036</text:p>
              </table:table-cell>
              <table:table-cell table:style-name="ce10" office:value-type="string" calcext:value-type="string">
                <text:p>travaux terminés ?</text:p>
              </table:table-cell>
              <table:table-cell table:style-name="ce15" office:value-type="string" calcext:value-type="string">
                <text:p>est</text:p>
              </table:table-cell>
            </table:table-row>
            <table:table-row table:style-name="ro1">
              <table:table-cell table:style-name="ce3" office:value-type="float" office:value="19" calcext:value-type="float">
                <text:p>19</text:p>
              </table:table-cell>
              <table:table-cell table:style-name="ce7" office:value-type="string" calcext:value-type="string">
                <text:p>BIS</text:p>
              </table:table-cell>
              <table:table-cell table:style-name="ce7" office:value-type="string" calcext:value-type="string">
                <text:p>NA</text:p>
              </table:table-cell>
              <table:table-cell table:style-name="ce7" office:value-type="string" calcext:value-type="string">
                <text:p>R</text:p>
              </table:table-cell>
              <table:table-cell table:style-name="ce7" office:value-type="string" calcext:value-type="string">
                <text:p>CHARLES FERDINAND</text:p>
              </table:table-cell>
              <table:table-cell table:style-name="ce7" office:value-type="float" office:value="1" calcext:value-type="float">
                <text:p>1</text:p>
              </table:table-cell>
              <table:table-cell table:style-name="ce7" office:value-type="string" calcext:value-type="string">
                <text:p>NA</text:p>
              </table:table-cell>
              <table:table-cell table:style-name="ce11" office:value-type="string" calcext:value-type="string">
                <text:p>travaux abandonnés ?</text:p>
              </table:table-cell>
              <table:table-cell table:style-name="ce16" office:value-type="string" calcext:value-type="string">
                <text:p>est</text:p>
              </table:table-cell>
            </table:table-row>
            <table:table-row table:style-name="ro1">
              <table:table-cell table:style-name="ce2" office:value-type="float" office:value="1" calcext:value-type="float">
                <text:p>1</text:p>
              </table:table-cell>
              <table:table-cell table:number-columns-repeated="2" table:style-name="ce6" office:value-type="string" calcext:value-type="string">
                <text:p>NA</text:p>
              </table:table-cell>
              <table:table-cell table:style-name="ce6" office:value-type="string" calcext:value-type="string">
                <text:p>R</text:p>
              </table:table-cell>
              <table:table-cell table:style-name="ce6" office:value-type="string" calcext:value-type="string">
                <text:p>DE L'UNION</text:p>
              </table:table-cell>
              <table:table-cell table:style-name="ce6" office:value-type="float" office:value="1" calcext:value-type="float">
                <text:p>1</text:p>
              </table:table-cell>
              <table:table-cell table:style-name="ce6" office:value-type="string" calcext:value-type="string">
                <text:p>PC9301022B0050</text:p>
              </table:table-cell>
              <table:table-cell table:style-name="ce10" office:value-type="string" calcext:value-type="string">
                <text:p>travaux commencés ?</text:p>
              </table:table-cell>
              <table:table-cell table:style-name="ce15" office:value-type="string" calcext:value-type="string">
                <text:p>est</text:p>
              </table:table-cell>
            </table:table-row>
            <table:table-row table:style-name="ro2">
              <table:table-cell table:style-name="ce3" office:value-type="float" office:value="11" calcext:value-type="float">
                <text:p>11</text:p>
              </table:table-cell>
              <table:table-cell table:number-columns-repeated="2" table:style-name="ce7" office:value-type="string" calcext:value-type="string">
                <text:p>NA</text:p>
              </table:table-cell>
              <table:table-cell table:style-name="ce7" office:value-type="string" calcext:value-type="string">
                <text:p>ALL</text:p>
              </table:table-cell>
              <table:table-cell table:style-name="ce7" office:value-type="string" calcext:value-type="string">
                <text:p>DE LA REGALE</text:p>
              </table:table-cell>
              <table:table-cell table:style-name="ce7" office:value-type="float" office:value="1" calcext:value-type="float">
                <text:p>1</text:p>
              </table:table-cell>
              <table:table-cell table:style-name="ce7" office:value-type="string" calcext:value-type="string">
                <text:p>PC9301021B0051</text:p>
              </table:table-cell>
              <table:table-cell table:style-name="ce11" office:value-type="string" calcext:value-type="string">
                <text:p>MAIRIE 25/10/2023: travaux terminés. le mur est commun au 11 et 13. mais 2 EA séparés (neuve et vieille)¶</text:p>
              </table:table-cell>
              <table:table-cell table:style-name="ce16" office:value-type="string" calcext:value-type="string">
                <text:p>est</text:p>
              </table:table-cell>
            </table:table-row>
            <table:table-row table:style-name="ro1">
              <table:table-cell table:style-name="ce2" office:value-type="float" office:value="19" calcext:value-type="float">
                <text:p>19</text:p>
              </table:table-cell>
              <table:table-cell table:number-columns-repeated="2" table:style-name="ce6" office:value-type="string" calcext:value-type="string">
                <text:p>NA</text:p>
              </table:table-cell>
              <table:table-cell table:style-name="ce6" office:value-type="string" calcext:value-type="string">
                <text:p>ALL</text:p>
              </table:table-cell>
              <table:table-cell table:style-name="ce6" office:value-type="string" calcext:value-type="string">
                <text:p>DE LA VILLA JEANNETTE</text:p>
              </table:table-cell>
              <table:table-cell table:style-name="ce6" office:value-type="float" office:value="1" calcext:value-type="float">
                <text:p>1</text:p>
              </table:table-cell>
              <table:table-cell table:style-name="ce6" office:value-type="string" calcext:value-type="string">
                <text:p>PC9301022B0057</text:p>
              </table:table-cell>
              <table:table-cell table:style-name="ce10" office:value-type="string" calcext:value-type="string">
                <text:p>travaux terminés ?</text:p>
              </table:table-cell>
              <table:table-cell table:style-name="ce15" office:value-type="string" calcext:value-type="string">
                <text:p>est</text:p>
              </table:table-cell>
            </table:table-row>
            <table:table-row table:style-name="ro3">
              <table:table-cell table:style-name="ce3" office:value-type="float" office:value="3" calcext:value-type="float">
                <text:p>3</text:p>
              </table:table-cell>
              <table:table-cell table:number-columns-repeated="2" table:style-name="ce7" office:value-type="string" calcext:value-type="string">
                <text:p>NA</text:p>
              </table:table-cell>
              <table:table-cell table:style-name="ce7" office:value-type="string" calcext:value-type="string">
                <text:p>AV</text:p>
              </table:table-cell>
              <table:table-cell table:style-name="ce7" office:value-type="string" calcext:value-type="string">
                <text:p>DENISE</text:p>
              </table:table-cell>
              <table:table-cell table:style-name="ce7" office:value-type="float" office:value="2" calcext:value-type="float">
                <text:p>2</text:p>
              </table:table-cell>
              <table:table-cell table:style-name="ce7" office:value-type="string" calcext:value-type="string">
                <text:p>PC9301020B0080</text:p>
              </table:table-cell>
              <table:table-cell table:style-name="ce11" office:value-type="string" calcext:value-type="string">
                <text:p>MAIRIE 24/10/2023: verification terrain ok.¶INSEE 28/11/2022: Merci de vérifier l'adressage de cette EA et de l'EA déjà existante au 3 avenue Denise (accès secondaire 64 Edouard Vaillant)</text:p>
              </table:table-cell>
              <table:table-cell table:style-name="ce16" office:value-type="string" calcext:value-type="string">
                <text:p>est</text:p>
              </table:table-cell>
            </table:table-row>
            <table:table-row table:style-name="ro1">
              <table:table-cell table:style-name="ce2" office:value-type="float" office:value="24" calcext:value-type="float">
                <text:p>24</text:p>
              </table:table-cell>
              <table:table-cell table:number-columns-repeated="2" table:style-name="ce6" office:value-type="string" calcext:value-type="string">
                <text:p>NA</text:p>
              </table:table-cell>
              <table:table-cell table:style-name="ce6" office:value-type="string" calcext:value-type="string">
                <text:p>AV</text:p>
              </table:table-cell>
              <table:table-cell table:style-name="ce6" office:value-type="string" calcext:value-type="string">
                <text:p>DENISE</text:p>
              </table:table-cell>
              <table:table-cell table:style-name="ce6" office:value-type="float" office:value="1" calcext:value-type="float">
                <text:p>1</text:p>
              </table:table-cell>
              <table:table-cell table:style-name="ce6" office:value-type="string" calcext:value-type="string">
                <text:p>PC9301022B0067</text:p>
              </table:table-cell>
              <table:table-cell table:style-name="ce10" office:value-type="string" calcext:value-type="string">
                <text:p>travaux commencés ?</text:p>
              </table:table-cell>
              <table:table-cell table:style-name="ce15" office:value-type="string" calcext:value-type="string">
                <text:p>est</text:p>
              </table:table-cell>
            </table:table-row>
            <table:table-row table:style-name="ro1">
              <table:table-cell table:style-name="ce3" office:value-type="float" office:value="27" calcext:value-type="float">
                <text:p>27</text:p>
              </table:table-cell>
              <table:table-cell table:style-name="ce7" office:value-type="string" calcext:value-type="string">
                <text:p>BIS</text:p>
              </table:table-cell>
              <table:table-cell table:style-name="ce7" office:value-type="string" calcext:value-type="string">
                <text:p>NA</text:p>
              </table:table-cell>
              <table:table-cell table:style-name="ce7" office:value-type="string" calcext:value-type="string">
                <text:p>R</text:p>
              </table:table-cell>
              <table:table-cell table:style-name="ce7" office:value-type="string" calcext:value-type="string">
                <text:p>DES CINQ ORMES</text:p>
              </table:table-cell>
              <table:table-cell table:style-name="ce7" office:value-type="float" office:value="1" calcext:value-type="float">
                <text:p>1</text:p>
              </table:table-cell>
              <table:table-cell table:style-name="ce7" office:value-type="string" calcext:value-type="string">
                <text:p>PC9301096B0010</text:p>
              </table:table-cell>
              <table:table-cell table:style-name="ce11" office:value-type="string" calcext:value-type="string">
                <text:p>travaux abandonnés ?</text:p>
              </table:table-cell>
              <table:table-cell table:style-name="ce16" office:value-type="string" calcext:value-type="string">
                <text:p>est</text:p>
              </table:table-cell>
            </table:table-row>
            <table:table-row table:style-name="ro1">
              <table:table-cell table:style-name="ce2" office:value-type="float" office:value="119" calcext:value-type="float">
                <text:p>119</text:p>
              </table:table-cell>
              <table:table-cell table:style-name="ce6" office:value-type="string" calcext:value-type="string">
                <text:p>BIS</text:p>
              </table:table-cell>
              <table:table-cell table:style-name="ce6" office:value-type="string" calcext:value-type="string">
                <text:p>R EDOUARD VAILLANT</text:p>
              </table:table-cell>
              <table:table-cell table:style-name="ce6" office:value-type="string" calcext:value-type="string">
                <text:p>ALL</text:p>
              </table:table-cell>
              <table:table-cell table:style-name="ce6" office:value-type="string" calcext:value-type="string">
                <text:p>DES SYLPHES</text:p>
              </table:table-cell>
              <table:table-cell table:style-name="ce6" office:value-type="float" office:value="1" calcext:value-type="float">
                <text:p>1</text:p>
              </table:table-cell>
              <table:table-cell table:style-name="ce6" office:value-type="string" calcext:value-type="string">
                <text:p>NA</text:p>
              </table:table-cell>
              <table:table-cell table:style-name="ce10" office:value-type="string" calcext:value-type="string">
                <text:p>non habité</text:p>
              </table:table-cell>
              <table:table-cell table:style-name="ce15" office:value-type="string" calcext:value-type="string">
                <text:p>est</text:p>
              </table:table-cell>
            </table:table-row>
            <table:table-row table:style-name="ro2">
              <table:table-cell table:style-name="ce3" office:value-type="float" office:value="1" calcext:value-type="float">
                <text:p>1</text:p>
              </table:table-cell>
              <table:table-cell table:number-columns-repeated="2" table:style-name="ce7" office:value-type="string" calcext:value-type="string">
                <text:p>NA</text:p>
              </table:table-cell>
              <table:table-cell table:style-name="ce7" office:value-type="string" calcext:value-type="string">
                <text:p>R</text:p>
              </table:table-cell>
              <table:table-cell table:style-name="ce7" office:value-type="string" calcext:value-type="string">
                <text:p>DESIRE LEON</text:p>
              </table:table-cell>
              <table:table-cell table:style-name="ce7" office:value-type="float" office:value="1" calcext:value-type="float">
                <text:p>1</text:p>
              </table:table-cell>
              <table:table-cell table:style-name="ce7" office:value-type="string" calcext:value-type="string">
                <text:p>PC9301023B0014</text:p>
              </table:table-cell>
              <table:table-cell table:style-name="ce11" office:value-type="string" calcext:value-type="string">
                <text:p>INSEE 03/08/2023: Une EA existe déjà à cette adresse. Le permis indique la construction d'une maison</text:p>
              </table:table-cell>
              <table:table-cell table:style-name="ce16" office:value-type="string" calcext:value-type="string">
                <text:p>est</text:p>
              </table:table-cell>
            </table:table-row>
            <table:table-row table:style-name="ro1">
              <table:table-cell table:style-name="ce2" office:value-type="float" office:value="25" calcext:value-type="float">
                <text:p>25</text:p>
              </table:table-cell>
              <table:table-cell table:number-columns-repeated="2" table:style-name="ce6" office:value-type="string" calcext:value-type="string">
                <text:p>NA</text:p>
              </table:table-cell>
              <table:table-cell table:style-name="ce6" office:value-type="string" calcext:value-type="string">
                <text:p>R</text:p>
              </table:table-cell>
              <table:table-cell table:style-name="ce6" office:value-type="string" calcext:value-type="string">
                <text:p>DU CYCLE</text:p>
              </table:table-cell>
              <table:table-cell table:style-name="ce6" office:value-type="float" office:value="1" calcext:value-type="float">
                <text:p>1</text:p>
              </table:table-cell>
              <table:table-cell table:style-name="ce6" office:value-type="string" calcext:value-type="string">
                <text:p>PC9301020B0042</text:p>
              </table:table-cell>
              <table:table-cell table:style-name="ce10" office:value-type="string" calcext:value-type="string">
                <text:p>verif permis et si 2 maisons</text:p>
              </table:table-cell>
              <table:table-cell table:style-name="ce15" office:value-type="string" calcext:value-type="string">
                <text:p>est</text:p>
              </table:table-cell>
            </table:table-row>
            <table:table-row table:style-name="ro1">
              <table:table-cell table:style-name="ce3" office:value-type="float" office:value="25" calcext:value-type="float">
                <text:p>25</text:p>
              </table:table-cell>
              <table:table-cell table:number-columns-repeated="2" table:style-name="ce7" office:value-type="string" calcext:value-type="string">
                <text:p>NA</text:p>
              </table:table-cell>
              <table:table-cell table:style-name="ce7" office:value-type="string" calcext:value-type="string">
                <text:p>R</text:p>
              </table:table-cell>
              <table:table-cell table:style-name="ce7" office:value-type="string" calcext:value-type="string">
                <text:p>DU CYCLE</text:p>
              </table:table-cell>
              <table:table-cell table:style-name="ce7" office:value-type="float" office:value="1" calcext:value-type="float">
                <text:p>1</text:p>
              </table:table-cell>
              <table:table-cell table:style-name="ce7" office:value-type="string" calcext:value-type="string">
                <text:p>PC9301022B0001</text:p>
              </table:table-cell>
              <table:table-cell table:style-name="ce11" office:value-type="string" calcext:value-type="string">
                <text:p>habitatble ?</text:p>
              </table:table-cell>
              <table:table-cell table:style-name="ce16" office:value-type="string" calcext:value-type="string">
                <text:p>est</text:p>
              </table:table-cell>
            </table:table-row>
            <table:table-row table:style-name="ro1">
              <table:table-cell table:style-name="ce2" office:value-type="float" office:value="48" calcext:value-type="float">
                <text:p>48</text:p>
              </table:table-cell>
              <table:table-cell table:number-columns-repeated="2" table:style-name="ce6" office:value-type="string" calcext:value-type="string">
                <text:p>NA</text:p>
              </table:table-cell>
              <table:table-cell table:style-name="ce6" office:value-type="string" calcext:value-type="string">
                <text:p>R</text:p>
              </table:table-cell>
              <table:table-cell table:style-name="ce6" office:value-type="string" calcext:value-type="string">
                <text:p>EDOUARD VAILLANT</text:p>
              </table:table-cell>
              <table:table-cell table:style-name="ce6" office:value-type="float" office:value="15" calcext:value-type="float">
                <text:p>15</text:p>
              </table:table-cell>
              <table:table-cell table:style-name="ce6" office:value-type="string" calcext:value-type="string">
                <text:p>PC9301016B0056</text:p>
              </table:table-cell>
              <table:table-cell table:style-name="ce10" office:value-type="string" calcext:value-type="string">
                <text:p>travaux terminés ?</text:p>
              </table:table-cell>
              <table:table-cell table:style-name="ce15" office:value-type="string" calcext:value-type="string">
                <text:p>est</text:p>
              </table:table-cell>
            </table:table-row>
            <table:table-row table:style-name="ro1">
              <table:table-cell table:style-name="ce3" office:value-type="float" office:value="103" calcext:value-type="float">
                <text:p>103</text:p>
              </table:table-cell>
              <table:table-cell table:style-name="ce7" office:value-type="string" calcext:value-type="string">
                <text:p>NA</text:p>
              </table:table-cell>
              <table:table-cell table:style-name="ce7" office:value-type="string" calcext:value-type="string">
                <text:p>103 - 113</text:p>
              </table:table-cell>
              <table:table-cell table:style-name="ce7" office:value-type="string" calcext:value-type="string">
                <text:p>R</text:p>
              </table:table-cell>
              <table:table-cell table:style-name="ce7" office:value-type="string" calcext:value-type="string">
                <text:p>EDOUARD VAILLANT</text:p>
              </table:table-cell>
              <table:table-cell table:style-name="ce7" office:value-type="float" office:value="56" calcext:value-type="float">
                <text:p>56</text:p>
              </table:table-cell>
              <table:table-cell table:style-name="ce7" office:value-type="string" calcext:value-type="string">
                <text:p>PC9301021B0060</text:p>
              </table:table-cell>
              <table:table-cell table:style-name="ce11" office:value-type="string" calcext:value-type="string">
                <text:p>travaux terminés ?</text:p>
              </table:table-cell>
              <table:table-cell table:style-name="ce16" office:value-type="string" calcext:value-type="string">
                <text:p>est</text:p>
              </table:table-cell>
            </table:table-row>
            <table:table-row table:style-name="ro1">
              <table:table-cell table:style-name="ce2" office:value-type="float" office:value="113" calcext:value-type="float">
                <text:p>113</text:p>
              </table:table-cell>
              <table:table-cell table:number-columns-repeated="2" table:style-name="ce6" office:value-type="string" calcext:value-type="string">
                <text:p>NA</text:p>
              </table:table-cell>
              <table:table-cell table:style-name="ce6" office:value-type="string" calcext:value-type="string">
                <text:p>AV</text:p>
              </table:table-cell>
              <table:table-cell table:style-name="ce6" office:value-type="string" calcext:value-type="string">
                <text:p>HENRI BARBUSSE</text:p>
              </table:table-cell>
              <table:table-cell table:style-name="ce6" office:value-type="float" office:value="3" calcext:value-type="float">
                <text:p>3</text:p>
              </table:table-cell>
              <table:table-cell table:style-name="ce6" office:value-type="string" calcext:value-type="string">
                <text:p>PC9301021B0106</text:p>
              </table:table-cell>
              <table:table-cell table:style-name="ce10" office:value-type="string" calcext:value-type="string">
                <text:p>MAIRIE 25/10/2023: doublement de la surface. mais une seule EA</text:p>
              </table:table-cell>
              <table:table-cell table:style-name="ce15" office:value-type="string" calcext:value-type="string">
                <text:p>est</text:p>
              </table:table-cell>
            </table:table-row>
            <table:table-row table:style-name="ro1">
              <table:table-cell table:style-name="ce3" office:value-type="float" office:value="79" calcext:value-type="float">
                <text:p>79</text:p>
              </table:table-cell>
              <table:table-cell table:number-columns-repeated="2" table:style-name="ce7" office:value-type="string" calcext:value-type="string">
                <text:p>NA</text:p>
              </table:table-cell>
              <table:table-cell table:style-name="ce7" office:value-type="string" calcext:value-type="string">
                <text:p>R</text:p>
              </table:table-cell>
              <table:table-cell table:style-name="ce7" office:value-type="string" calcext:value-type="string">
                <text:p>LOUIS AUGUSTE BLANQUI</text:p>
              </table:table-cell>
              <table:table-cell table:style-name="ce7" office:value-type="float" office:value="1" calcext:value-type="float">
                <text:p>1</text:p>
              </table:table-cell>
              <table:table-cell table:style-name="ce7" office:value-type="string" calcext:value-type="string">
                <text:p>NA</text:p>
              </table:table-cell>
              <table:table-cell table:style-name="ce11" office:value-type="string" calcext:value-type="string">
                <text:p>travaux abandonnés ?</text:p>
              </table:table-cell>
              <table:table-cell table:style-name="ce16" office:value-type="string" calcext:value-type="string">
                <text:p>est</text:p>
              </table:table-cell>
            </table:table-row>
            <table:table-row table:style-name="ro1">
              <table:table-cell table:style-name="ce2" office:value-type="float" office:value="6" calcext:value-type="float">
                <text:p>6</text:p>
              </table:table-cell>
              <table:table-cell table:number-columns-repeated="2" table:style-name="ce6" office:value-type="string" calcext:value-type="string">
                <text:p>NA</text:p>
              </table:table-cell>
              <table:table-cell table:style-name="ce6" office:value-type="string" calcext:value-type="string">
                <text:p>ALL</text:p>
              </table:table-cell>
              <table:table-cell table:style-name="ce6" office:value-type="string" calcext:value-type="string">
                <text:p>MARCEL SEMBAT</text:p>
              </table:table-cell>
              <table:table-cell table:style-name="ce6" office:value-type="float" office:value="1" calcext:value-type="float">
                <text:p>1</text:p>
              </table:table-cell>
              <table:table-cell table:style-name="ce6" office:value-type="string" calcext:value-type="string">
                <text:p>PC9301015B0065</text:p>
              </table:table-cell>
              <table:table-cell table:style-name="ce10" office:value-type="string" calcext:value-type="string">
                <text:p>travaux abandonnés ?</text:p>
              </table:table-cell>
              <table:table-cell table:style-name="ce15" office:value-type="string" calcext:value-type="string">
                <text:p>est</text:p>
              </table:table-cell>
            </table:table-row>
            <table:table-row table:style-name="ro1">
              <table:table-cell table:style-name="ce3" office:value-type="float" office:value="20" calcext:value-type="float">
                <text:p>20</text:p>
              </table:table-cell>
              <table:table-cell table:number-columns-repeated="2" table:style-name="ce7" office:value-type="string" calcext:value-type="string">
                <text:p>NA</text:p>
              </table:table-cell>
              <table:table-cell table:style-name="ce7" office:value-type="string" calcext:value-type="string">
                <text:p>R</text:p>
              </table:table-cell>
              <table:table-cell table:style-name="ce7" office:value-type="string" calcext:value-type="string">
                <text:p>NOEMIE</text:p>
              </table:table-cell>
              <table:table-cell table:style-name="ce7" office:value-type="float" office:value="4" calcext:value-type="float">
                <text:p>4</text:p>
              </table:table-cell>
              <table:table-cell table:style-name="ce7" office:value-type="string" calcext:value-type="string">
                <text:p>PC9301014B0057</text:p>
              </table:table-cell>
              <table:table-cell table:style-name="ce11" office:value-type="string" calcext:value-type="string">
                <text:p>INSEE 02/11/2023: Vous indiquez 1 BAL en commentaire</text:p>
              </table:table-cell>
              <table:table-cell table:style-name="ce16" office:value-type="string" calcext:value-type="string">
                <text:p>est</text:p>
              </table:table-cell>
            </table:table-row>
            <table:table-row table:style-name="ro1">
              <table:table-cell table:style-name="ce2" office:value-type="float" office:value="5" calcext:value-type="float">
                <text:p>5</text:p>
              </table:table-cell>
              <table:table-cell table:number-columns-repeated="2" table:style-name="ce6" office:value-type="string" calcext:value-type="string">
                <text:p>NA</text:p>
              </table:table-cell>
              <table:table-cell table:style-name="ce6" office:value-type="string" calcext:value-type="string">
                <text:p>ALL</text:p>
              </table:table-cell>
              <table:table-cell table:style-name="ce6" office:value-type="string" calcext:value-type="string">
                <text:p>RACINE</text:p>
              </table:table-cell>
              <table:table-cell table:style-name="ce6" office:value-type="float" office:value="1" calcext:value-type="float">
                <text:p>1</text:p>
              </table:table-cell>
              <table:table-cell table:style-name="ce6" office:value-type="string" calcext:value-type="string">
                <text:p>NA</text:p>
              </table:table-cell>
              <table:table-cell table:style-name="ce10" office:value-type="string" calcext:value-type="string">
                <text:p>travaux terminés ?</text:p>
              </table:table-cell>
              <table:table-cell table:style-name="ce15" office:value-type="string" calcext:value-type="string">
                <text:p>est</text:p>
              </table:table-cell>
            </table:table-row>
            <table:table-row table:style-name="ro1">
              <table:table-cell table:style-name="ce3" office:value-type="float" office:value="40" calcext:value-type="float">
                <text:p>40</text:p>
              </table:table-cell>
              <table:table-cell table:style-name="ce7" office:value-type="string" calcext:value-type="string">
                <text:p>NA</text:p>
              </table:table-cell>
              <table:table-cell table:style-name="ce7" office:value-type="string" calcext:value-type="string">
                <text:p>PC9301021B0105</text:p>
              </table:table-cell>
              <table:table-cell table:style-name="ce7" office:value-type="string" calcext:value-type="string">
                <text:p>ALL</text:p>
              </table:table-cell>
              <table:table-cell table:style-name="ce7" office:value-type="string" calcext:value-type="string">
                <text:p>THERESE</text:p>
              </table:table-cell>
              <table:table-cell table:style-name="ce7" office:value-type="float" office:value="1" calcext:value-type="float">
                <text:p>1</text:p>
              </table:table-cell>
              <table:table-cell table:style-name="ce7" office:value-type="string" calcext:value-type="string">
                <text:p>PC9301021B0105</text:p>
              </table:table-cell>
              <table:table-cell table:style-name="ce11" office:value-type="string" calcext:value-type="string">
                <text:p>travaux abandonnés ?</text:p>
              </table:table-cell>
              <table:table-cell table:style-name="ce16" office:value-type="string" calcext:value-type="string">
                <text:p>est</text:p>
              </table:table-cell>
            </table:table-row>
          </table:table-row-group>
          <table:table-row table:style-name="ro1">
            <table:table-cell table:style-name="ce2"/>
            <table:table-cell table:style-name="ce6" table:number-columns-repeated="6"/>
            <table:table-cell table:style-name="ce10"/>
            <table:table-cell table:style-name="ce17" table:formula="of:=SUBTOTAL(3;[.$I$2:.$I$23])" office:value-type="float" office:value="22" calcext:value-type="float">
              <text:p>22</text:p>
            </table:table-cell>
          </table:table-row>
          <table:table-row-group>
            <table:table-row table:style-name="ro1">
              <table:table-cell table:style-name="ce3" office:value-type="float" office:value="20" calcext:value-type="float">
                <text:p>20</text:p>
              </table:table-cell>
              <table:table-cell table:number-columns-repeated="2" table:style-name="ce7" office:value-type="string" calcext:value-type="string">
                <text:p>NA</text:p>
              </table:table-cell>
              <table:table-cell table:style-name="ce7" office:value-type="string" calcext:value-type="string">
                <text:p>R</text:p>
              </table:table-cell>
              <table:table-cell table:style-name="ce7" office:value-type="string" calcext:value-type="string">
                <text:p>BOREL</text:p>
              </table:table-cell>
              <table:table-cell table:style-name="ce7" office:value-type="float" office:value="85" calcext:value-type="float">
                <text:p>85</text:p>
              </table:table-cell>
              <table:table-cell table:style-name="ce7" office:value-type="string" calcext:value-type="string">
                <text:p>PC9301022B0016</text:p>
              </table:table-cell>
              <table:table-cell table:style-name="ce11" office:value-type="string" calcext:value-type="string">
                <text:p>vérifier travaux commencés ?</text:p>
              </table:table-cell>
              <table:table-cell table:style-name="ce16" office:value-type="string" calcext:value-type="string">
                <text:p>nord</text:p>
              </table:table-cell>
            </table:table-row>
            <table:table-row table:style-name="ro1">
              <table:table-cell table:style-name="ce2" office:value-type="float" office:value="7" calcext:value-type="float">
                <text:p>7</text:p>
              </table:table-cell>
              <table:table-cell table:style-name="ce6" office:value-type="string" calcext:value-type="string">
                <text:p>NA</text:p>
              </table:table-cell>
              <table:table-cell table:style-name="ce6" office:value-type="string" calcext:value-type="string">
                <text:p>PC9301021B0097</text:p>
              </table:table-cell>
              <table:table-cell table:style-name="ce6" office:value-type="string" calcext:value-type="string">
                <text:p>ALL</text:p>
              </table:table-cell>
              <table:table-cell table:style-name="ce6" office:value-type="string" calcext:value-type="string">
                <text:p>DE LA JARDINIERE</text:p>
              </table:table-cell>
              <table:table-cell table:style-name="ce6" office:value-type="float" office:value="2" calcext:value-type="float">
                <text:p>2</text:p>
              </table:table-cell>
              <table:table-cell table:style-name="ce6" office:value-type="string" calcext:value-type="string">
                <text:p>PC9301021B0097</text:p>
              </table:table-cell>
              <table:table-cell table:style-name="ce10" office:value-type="string" calcext:value-type="string">
                <text:p>travaux commencés ?</text:p>
              </table:table-cell>
              <table:table-cell table:style-name="ce15" office:value-type="string" calcext:value-type="string">
                <text:p>nord</text:p>
              </table:table-cell>
            </table:table-row>
            <table:table-row table:style-name="ro1">
              <table:table-cell table:style-name="ce3" office:value-type="float" office:value="2" calcext:value-type="float">
                <text:p>2</text:p>
              </table:table-cell>
              <table:table-cell table:number-columns-repeated="2" table:style-name="ce7" office:value-type="string" calcext:value-type="string">
                <text:p>NA</text:p>
              </table:table-cell>
              <table:table-cell table:style-name="ce7" office:value-type="string" calcext:value-type="string">
                <text:p>AV</text:p>
              </table:table-cell>
              <table:table-cell table:style-name="ce7" office:value-type="string" calcext:value-type="string">
                <text:p>DE LA VILLAGEOISE</text:p>
              </table:table-cell>
              <table:table-cell table:style-name="ce7" office:value-type="float" office:value="1" calcext:value-type="float">
                <text:p>1</text:p>
              </table:table-cell>
              <table:table-cell table:style-name="ce7" office:value-type="string" calcext:value-type="string">
                <text:p>PC9301020B0041</text:p>
              </table:table-cell>
              <table:table-cell table:style-name="ce11" office:value-type="string" calcext:value-type="string">
                <text:p>travayx finis ?</text:p>
              </table:table-cell>
              <table:table-cell table:style-name="ce16" office:value-type="string" calcext:value-type="string">
                <text:p>nord</text:p>
              </table:table-cell>
            </table:table-row>
            <table:table-row table:style-name="ro1">
              <table:table-cell table:style-name="ce2" office:value-type="float" office:value="6" calcext:value-type="float">
                <text:p>6</text:p>
              </table:table-cell>
              <table:table-cell table:number-columns-repeated="2" table:style-name="ce6" office:value-type="string" calcext:value-type="string">
                <text:p>NA</text:p>
              </table:table-cell>
              <table:table-cell table:style-name="ce6" office:value-type="string" calcext:value-type="string">
                <text:p>R</text:p>
              </table:table-cell>
              <table:table-cell table:style-name="ce6" office:value-type="string" calcext:value-type="string">
                <text:p>DU QUATRE SEPTEMBRE</text:p>
              </table:table-cell>
              <table:table-cell table:style-name="ce6" office:value-type="float" office:value="1" calcext:value-type="float">
                <text:p>1</text:p>
              </table:table-cell>
              <table:table-cell table:style-name="ce6" office:value-type="string" calcext:value-type="string">
                <text:p>PC9301019B0056</text:p>
              </table:table-cell>
              <table:table-cell table:style-name="ce10" office:value-type="string" calcext:value-type="string">
                <text:p>travayx finis ?</text:p>
              </table:table-cell>
              <table:table-cell table:style-name="ce15" office:value-type="string" calcext:value-type="string">
                <text:p>nord</text:p>
              </table:table-cell>
            </table:table-row>
            <table:table-row table:style-name="ro1">
              <table:table-cell table:style-name="ce3" office:value-type="float" office:value="49" calcext:value-type="float">
                <text:p>49</text:p>
              </table:table-cell>
              <table:table-cell table:number-columns-repeated="2" table:style-name="ce7" office:value-type="string" calcext:value-type="string">
                <text:p>NA</text:p>
              </table:table-cell>
              <table:table-cell table:style-name="ce7" office:value-type="string" calcext:value-type="string">
                <text:p>R</text:p>
              </table:table-cell>
              <table:table-cell table:style-name="ce7" office:value-type="string" calcext:value-type="string">
                <text:p>DU QUATRE SEPTEMBRE</text:p>
              </table:table-cell>
              <table:table-cell table:style-name="ce7" office:value-type="float" office:value="1" calcext:value-type="float">
                <text:p>1</text:p>
              </table:table-cell>
              <table:table-cell table:style-name="ce7" office:value-type="string" calcext:value-type="string">
                <text:p>PC9301019B0066</text:p>
              </table:table-cell>
              <table:table-cell table:style-name="ce11" office:value-type="string" calcext:value-type="string">
                <text:p>1 seule bal</text:p>
              </table:table-cell>
              <table:table-cell table:style-name="ce16" office:value-type="string" calcext:value-type="string">
                <text:p>nord</text:p>
              </table:table-cell>
            </table:table-row>
            <table:table-row table:style-name="ro1">
              <table:table-cell table:style-name="ce2" office:value-type="float" office:value="25" calcext:value-type="float">
                <text:p>25</text:p>
              </table:table-cell>
              <table:table-cell table:number-columns-repeated="2" table:style-name="ce6" office:value-type="string" calcext:value-type="string">
                <text:p>NA</text:p>
              </table:table-cell>
              <table:table-cell table:style-name="ce6" office:value-type="string" calcext:value-type="string">
                <text:p>R</text:p>
              </table:table-cell>
              <table:table-cell table:style-name="ce6" office:value-type="string" calcext:value-type="string">
                <text:p>FONTAINE</text:p>
              </table:table-cell>
              <table:table-cell table:style-name="ce6" office:value-type="float" office:value="9" calcext:value-type="float">
                <text:p>9</text:p>
              </table:table-cell>
              <table:table-cell table:style-name="ce6" office:value-type="string" calcext:value-type="string">
                <text:p>PC9301020B0048</text:p>
              </table:table-cell>
              <table:table-cell table:style-name="ce10" office:value-type="string" calcext:value-type="string">
                <text:p>squatt ?</text:p>
              </table:table-cell>
              <table:table-cell table:style-name="ce15" office:value-type="string" calcext:value-type="string">
                <text:p>nord</text:p>
              </table:table-cell>
            </table:table-row>
            <table:table-row table:style-name="ro1">
              <table:table-cell table:style-name="ce3" office:value-type="float" office:value="36" calcext:value-type="float">
                <text:p>36</text:p>
              </table:table-cell>
              <table:table-cell table:number-columns-repeated="2" table:style-name="ce7" office:value-type="string" calcext:value-type="string">
                <text:p>NA</text:p>
              </table:table-cell>
              <table:table-cell table:style-name="ce7" office:value-type="string" calcext:value-type="string">
                <text:p>R</text:p>
              </table:table-cell>
              <table:table-cell table:style-name="ce7" office:value-type="string" calcext:value-type="string">
                <text:p>FONTAINE</text:p>
              </table:table-cell>
              <table:table-cell table:style-name="ce7" office:value-type="float" office:value="15" calcext:value-type="float">
                <text:p>15</text:p>
              </table:table-cell>
              <table:table-cell table:style-name="ce7" office:value-type="string" calcext:value-type="string">
                <text:p>PC9301021B0055</text:p>
              </table:table-cell>
              <table:table-cell table:style-name="ce11" office:value-type="string" calcext:value-type="string">
                <text:p>travayx finis ?</text:p>
              </table:table-cell>
              <table:table-cell table:style-name="ce16" office:value-type="string" calcext:value-type="string">
                <text:p>nord</text:p>
              </table:table-cell>
            </table:table-row>
            <table:table-row table:style-name="ro1">
              <table:table-cell table:style-name="ce2" office:value-type="float" office:value="25" calcext:value-type="float">
                <text:p>25</text:p>
              </table:table-cell>
              <table:table-cell table:number-columns-repeated="2" table:style-name="ce6" office:value-type="string" calcext:value-type="string">
                <text:p>NA</text:p>
              </table:table-cell>
              <table:table-cell table:style-name="ce6" office:value-type="string" calcext:value-type="string">
                <text:p>R</text:p>
              </table:table-cell>
              <table:table-cell table:style-name="ce6" office:value-type="string" calcext:value-type="string">
                <text:p>FONTAINE</text:p>
              </table:table-cell>
              <table:table-cell table:style-name="ce6" office:value-type="float" office:value="13" calcext:value-type="float">
                <text:p>13</text:p>
              </table:table-cell>
              <table:table-cell table:style-name="ce6" office:value-type="string" calcext:value-type="string">
                <text:p>NA</text:p>
              </table:table-cell>
              <table:table-cell table:style-name="ce10" office:value-type="string" calcext:value-type="string">
                <text:p>NA</text:p>
              </table:table-cell>
              <table:table-cell table:style-name="ce15" office:value-type="string" calcext:value-type="string">
                <text:p>nord</text:p>
              </table:table-cell>
            </table:table-row>
            <table:table-row table:style-name="ro1">
              <table:table-cell table:style-name="ce3" office:value-type="float" office:value="25" calcext:value-type="float">
                <text:p>25</text:p>
              </table:table-cell>
              <table:table-cell table:style-name="ce7" office:value-type="string" calcext:value-type="string">
                <text:p>BIS</text:p>
              </table:table-cell>
              <table:table-cell table:style-name="ce7" office:value-type="string" calcext:value-type="string">
                <text:p>NA</text:p>
              </table:table-cell>
              <table:table-cell table:style-name="ce7" office:value-type="string" calcext:value-type="string">
                <text:p>R</text:p>
              </table:table-cell>
              <table:table-cell table:style-name="ce7" office:value-type="string" calcext:value-type="string">
                <text:p>FONTAINE</text:p>
              </table:table-cell>
              <table:table-cell table:style-name="ce7" office:value-type="float" office:value="1" calcext:value-type="float">
                <text:p>1</text:p>
              </table:table-cell>
              <table:table-cell table:style-name="ce7" office:value-type="string" calcext:value-type="string">
                <text:p>NA</text:p>
              </table:table-cell>
              <table:table-cell table:style-name="ce11" office:value-type="string" calcext:value-type="string">
                <text:p>confirmer péremption du 25 bis</text:p>
              </table:table-cell>
              <table:table-cell table:style-name="ce16" office:value-type="string" calcext:value-type="string">
                <text:p>nord</text:p>
              </table:table-cell>
            </table:table-row>
            <table:table-row table:style-name="ro1">
              <table:table-cell table:style-name="ce2" office:value-type="float" office:value="14" calcext:value-type="float">
                <text:p>14</text:p>
              </table:table-cell>
              <table:table-cell table:number-columns-repeated="2" table:style-name="ce6" office:value-type="string" calcext:value-type="string">
                <text:p>NA</text:p>
              </table:table-cell>
              <table:table-cell table:style-name="ce6" office:value-type="string" calcext:value-type="string">
                <text:p>R</text:p>
              </table:table-cell>
              <table:table-cell table:style-name="ce6" office:value-type="string" calcext:value-type="string">
                <text:p>LUCIEN CHAPELAIN</text:p>
              </table:table-cell>
              <table:table-cell table:style-name="ce6" office:value-type="float" office:value="2" calcext:value-type="float">
                <text:p>2</text:p>
              </table:table-cell>
              <table:table-cell table:style-name="ce6" office:value-type="string" calcext:value-type="string">
                <text:p>PC9301022B0072</text:p>
              </table:table-cell>
              <table:table-cell table:style-name="ce10" office:value-type="string" calcext:value-type="string">
                <text:p>travaux commencés ?</text:p>
              </table:table-cell>
              <table:table-cell table:style-name="ce15" office:value-type="string" calcext:value-type="string">
                <text:p>nord</text:p>
              </table:table-cell>
            </table:table-row>
            <table:table-row table:style-name="ro1">
              <table:table-cell table:style-name="ce3" office:value-type="float" office:value="18" calcext:value-type="float">
                <text:p>18</text:p>
              </table:table-cell>
              <table:table-cell table:number-columns-repeated="2" table:style-name="ce7" office:value-type="string" calcext:value-type="string">
                <text:p>NA</text:p>
              </table:table-cell>
              <table:table-cell table:style-name="ce7" office:value-type="string" calcext:value-type="string">
                <text:p>AV</text:p>
              </table:table-cell>
              <table:table-cell table:style-name="ce7" office:value-type="string" calcext:value-type="string">
                <text:p>MARGUERITE</text:p>
              </table:table-cell>
              <table:table-cell table:style-name="ce7" office:value-type="float" office:value="2" calcext:value-type="float">
                <text:p>2</text:p>
              </table:table-cell>
              <table:table-cell table:style-name="ce7" office:value-type="string" calcext:value-type="string">
                <text:p>DP9301023B0175</text:p>
              </table:table-cell>
              <table:table-cell table:style-name="ce11" office:value-type="string" calcext:value-type="string">
                <text:p>périmer l’EA</text:p>
              </table:table-cell>
              <table:table-cell table:style-name="ce16" office:value-type="string" calcext:value-type="string">
                <text:p>nord</text:p>
              </table:table-cell>
            </table:table-row>
            <table:table-row table:style-name="ro1">
              <table:table-cell table:style-name="ce2" office:value-type="float" office:value="10" calcext:value-type="float">
                <text:p>10</text:p>
              </table:table-cell>
              <table:table-cell table:number-columns-repeated="2" table:style-name="ce6" office:value-type="string" calcext:value-type="string">
                <text:p>NA</text:p>
              </table:table-cell>
              <table:table-cell table:style-name="ce6" office:value-type="string" calcext:value-type="string">
                <text:p>AV</text:p>
              </table:table-cell>
              <table:table-cell table:style-name="ce6" office:value-type="string" calcext:value-type="string">
                <text:p>MARX DORMOY</text:p>
              </table:table-cell>
              <table:table-cell table:style-name="ce6" office:value-type="float" office:value="85" calcext:value-type="float">
                <text:p>85</text:p>
              </table:table-cell>
              <table:table-cell table:style-name="ce6" office:value-type="string" calcext:value-type="string">
                <text:p>PC9301022B0069</text:p>
              </table:table-cell>
              <table:table-cell table:style-name="ce10" office:value-type="string" calcext:value-type="string">
                <text:p>travaux commencés ?</text:p>
              </table:table-cell>
              <table:table-cell table:style-name="ce15" office:value-type="string" calcext:value-type="string">
                <text:p>nord</text:p>
              </table:table-cell>
            </table:table-row>
          </table:table-row-group>
          <table:table-row table:style-name="ro1">
            <table:table-cell table:style-name="ce3"/>
            <table:table-cell table:style-name="ce7" table:number-columns-repeated="6"/>
            <table:table-cell table:style-name="ce11"/>
            <table:table-cell table:style-name="ce18" table:formula="of:=SUBTOTAL(3;[.$I$25:.$I$36])" office:value-type="float" office:value="12" calcext:value-type="float">
              <text:p>12</text:p>
            </table:table-cell>
          </table:table-row>
          <table:table-row-group>
            <table:table-row table:style-name="ro1">
              <table:table-cell table:style-name="ce2" office:value-type="float" office:value="8" calcext:value-type="float">
                <text:p>8</text:p>
              </table:table-cell>
              <table:table-cell table:style-name="ce6" office:value-type="string" calcext:value-type="string">
                <text:p>NA</text:p>
              </table:table-cell>
              <table:table-cell table:style-name="ce6" office:value-type="string" calcext:value-type="string">
                <text:p>PC9301020B0057</text:p>
              </table:table-cell>
              <table:table-cell table:style-name="ce6" office:value-type="string" calcext:value-type="string">
                <text:p>R</text:p>
              </table:table-cell>
              <table:table-cell table:style-name="ce6" office:value-type="string" calcext:value-type="string">
                <text:p>BENOITE GROULT</text:p>
              </table:table-cell>
              <table:table-cell table:style-name="ce6" office:value-type="float" office:value="30" calcext:value-type="float">
                <text:p>30</text:p>
              </table:table-cell>
              <table:table-cell table:style-name="ce6" office:value-type="string" calcext:value-type="string">
                <text:p>PC9301020B0057</text:p>
              </table:table-cell>
              <table:table-cell table:style-name="ce10" office:value-type="string" calcext:value-type="string">
                <text:p>travaux terminés ?</text:p>
              </table:table-cell>
              <table:table-cell table:style-name="ce15" office:value-type="string" calcext:value-type="string">
                <text:p>nord ouest</text:p>
              </table:table-cell>
            </table:table-row>
            <table:table-row table:style-name="ro1">
              <table:table-cell table:style-name="ce3" office:value-type="float" office:value="1" calcext:value-type="float">
                <text:p>1</text:p>
              </table:table-cell>
              <table:table-cell table:style-name="ce7" office:value-type="string" calcext:value-type="string">
                <text:p>NA</text:p>
              </table:table-cell>
              <table:table-cell table:style-name="ce7" office:value-type="string" calcext:value-type="string">
                <text:p>PC9301020B0056</text:p>
              </table:table-cell>
              <table:table-cell table:style-name="ce7" office:value-type="string" calcext:value-type="string">
                <text:p>R</text:p>
              </table:table-cell>
              <table:table-cell table:style-name="ce7" office:value-type="string" calcext:value-type="string">
                <text:p>BENOITE GROULT</text:p>
              </table:table-cell>
              <table:table-cell table:style-name="ce7" office:value-type="float" office:value="65" calcext:value-type="float">
                <text:p>65</text:p>
              </table:table-cell>
              <table:table-cell table:style-name="ce7" office:value-type="string" calcext:value-type="string">
                <text:p>PC9301020B0056</text:p>
              </table:table-cell>
              <table:table-cell table:style-name="ce11" office:value-type="string" calcext:value-type="string">
                <text:p>travaux terminés ?</text:p>
              </table:table-cell>
              <table:table-cell table:style-name="ce16" office:value-type="string" calcext:value-type="string">
                <text:p>nord ouest</text:p>
              </table:table-cell>
            </table:table-row>
            <table:table-row table:style-name="ro1">
              <table:table-cell table:style-name="ce2" office:value-type="float" office:value="0" calcext:value-type="float">
                <text:p>0</text:p>
              </table:table-cell>
              <table:table-cell table:style-name="ce6" office:value-type="string" calcext:value-type="string">
                <text:p>NA</text:p>
              </table:table-cell>
              <table:table-cell table:style-name="ce6" office:value-type="string" calcext:value-type="string">
                <text:p>PC9301020B0058 - BAT D</text:p>
              </table:table-cell>
              <table:table-cell table:style-name="ce6" office:value-type="string" calcext:value-type="string">
                <text:p>R</text:p>
              </table:table-cell>
              <table:table-cell table:style-name="ce6" office:value-type="string" calcext:value-type="string">
                <text:p>BENOITE GROULT</text:p>
              </table:table-cell>
              <table:table-cell table:style-name="ce6" office:value-type="float" office:value="29" calcext:value-type="float">
                <text:p>29</text:p>
              </table:table-cell>
              <table:table-cell table:style-name="ce6" office:value-type="string" calcext:value-type="string">
                <text:p>PC9301020B0058</text:p>
              </table:table-cell>
              <table:table-cell table:style-name="ce10" office:value-type="string" calcext:value-type="string">
                <text:p>travaux terminés ?</text:p>
              </table:table-cell>
              <table:table-cell table:style-name="ce15" office:value-type="string" calcext:value-type="string">
                <text:p>nord ouest</text:p>
              </table:table-cell>
            </table:table-row>
            <table:table-row table:style-name="ro1">
              <table:table-cell table:style-name="ce3" office:value-type="float" office:value="0" calcext:value-type="float">
                <text:p>0</text:p>
              </table:table-cell>
              <table:table-cell table:number-columns-repeated="2" table:style-name="ce7" office:value-type="string" calcext:value-type="string">
                <text:p>NA</text:p>
              </table:table-cell>
              <table:table-cell table:style-name="ce7" office:value-type="string" calcext:value-type="string">
                <text:p>R</text:p>
              </table:table-cell>
              <table:table-cell table:style-name="ce7" office:value-type="string" calcext:value-type="string">
                <text:p>BENOITE GROULT</text:p>
              </table:table-cell>
              <table:table-cell table:style-name="ce7" office:value-type="float" office:value="68" calcext:value-type="float">
                <text:p>68</text:p>
              </table:table-cell>
              <table:table-cell table:style-name="ce7" office:value-type="string" calcext:value-type="string">
                <text:p>PC9301020B0059</text:p>
              </table:table-cell>
              <table:table-cell table:style-name="ce11" office:value-type="string" calcext:value-type="string">
                <text:p>travaux terminés ?</text:p>
              </table:table-cell>
              <table:table-cell table:style-name="ce16" office:value-type="string" calcext:value-type="string">
                <text:p>nord ouest</text:p>
              </table:table-cell>
            </table:table-row>
            <table:table-row table:style-name="ro1">
              <table:table-cell table:style-name="ce2" office:value-type="float" office:value="24" calcext:value-type="float">
                <text:p>24</text:p>
              </table:table-cell>
              <table:table-cell table:style-name="ce6" office:value-type="string" calcext:value-type="string">
                <text:p>NA</text:p>
              </table:table-cell>
              <table:table-cell table:style-name="ce6" office:value-type="string" calcext:value-type="string">
                <text:p>24-32</text:p>
              </table:table-cell>
              <table:table-cell table:style-name="ce6" office:value-type="string" calcext:value-type="string">
                <text:p>RTE</text:p>
              </table:table-cell>
              <table:table-cell table:style-name="ce6" office:value-type="string" calcext:value-type="string">
                <text:p>D'AULNAY</text:p>
              </table:table-cell>
              <table:table-cell table:style-name="ce6" office:value-type="float" office:value="181" calcext:value-type="float">
                <text:p>181</text:p>
              </table:table-cell>
              <table:table-cell table:style-name="ce6" office:value-type="string" calcext:value-type="string">
                <text:p>PC9301015B0069</text:p>
              </table:table-cell>
              <table:table-cell table:style-name="ce10" office:value-type="string" calcext:value-type="string">
                <text:p>travaux terminés ?</text:p>
              </table:table-cell>
              <table:table-cell table:style-name="ce15" office:value-type="string" calcext:value-type="string">
                <text:p>nord ouest</text:p>
              </table:table-cell>
            </table:table-row>
            <table:table-row table:style-name="ro1">
              <table:table-cell table:style-name="ce3" office:value-type="float" office:value="54" calcext:value-type="float">
                <text:p>54</text:p>
              </table:table-cell>
              <table:table-cell table:number-columns-repeated="2" table:style-name="ce7" office:value-type="string" calcext:value-type="string">
                <text:p>NA</text:p>
              </table:table-cell>
              <table:table-cell table:style-name="ce7" office:value-type="string" calcext:value-type="string">
                <text:p>R</text:p>
              </table:table-cell>
              <table:table-cell table:style-name="ce7" office:value-type="string" calcext:value-type="string">
                <text:p>DE MEAUX</text:p>
              </table:table-cell>
              <table:table-cell table:style-name="ce7" office:value-type="float" office:value="2" calcext:value-type="float">
                <text:p>2</text:p>
              </table:table-cell>
              <table:table-cell table:style-name="ce7" office:value-type="string" calcext:value-type="string">
                <text:p>PC9301023B0010</text:p>
              </table:table-cell>
              <table:table-cell table:style-name="ce11" office:value-type="string" calcext:value-type="string">
                <text:p>travaux commencés ?</text:p>
              </table:table-cell>
              <table:table-cell table:style-name="ce16" office:value-type="string" calcext:value-type="string">
                <text:p>nord ouest</text:p>
              </table:table-cell>
            </table:table-row>
            <table:table-row table:style-name="ro1">
              <table:table-cell table:style-name="ce2" office:value-type="float" office:value="1" calcext:value-type="float">
                <text:p>1</text:p>
              </table:table-cell>
              <table:table-cell table:number-columns-repeated="2" table:style-name="ce6" office:value-type="string" calcext:value-type="string">
                <text:p>NA</text:p>
              </table:table-cell>
              <table:table-cell table:style-name="ce6" office:value-type="string" calcext:value-type="string">
                <text:p>R</text:p>
              </table:table-cell>
              <table:table-cell table:style-name="ce6" office:value-type="string" calcext:value-type="string">
                <text:p>DE VERSAILLES</text:p>
              </table:table-cell>
              <table:table-cell table:style-name="ce6" office:value-type="float" office:value="20" calcext:value-type="float">
                <text:p>20</text:p>
              </table:table-cell>
              <table:table-cell table:style-name="ce6" office:value-type="string" calcext:value-type="string">
                <text:p>PC9301016B0069</text:p>
              </table:table-cell>
              <table:table-cell table:style-name="ce10" office:value-type="string" calcext:value-type="string">
                <text:p>abandon travaux</text:p>
              </table:table-cell>
              <table:table-cell table:style-name="ce15" office:value-type="string" calcext:value-type="string">
                <text:p>nord ouest</text:p>
              </table:table-cell>
            </table:table-row>
            <table:table-row table:style-name="ro1">
              <table:table-cell table:style-name="ce3" office:value-type="float" office:value="26" calcext:value-type="float">
                <text:p>26</text:p>
              </table:table-cell>
              <table:table-cell table:number-columns-repeated="2" table:style-name="ce7" office:value-type="string" calcext:value-type="string">
                <text:p>NA</text:p>
              </table:table-cell>
              <table:table-cell table:style-name="ce7" office:value-type="string" calcext:value-type="string">
                <text:p>R</text:p>
              </table:table-cell>
              <table:table-cell table:style-name="ce7" office:value-type="string" calcext:value-type="string">
                <text:p>DU BON AIR</text:p>
              </table:table-cell>
              <table:table-cell table:style-name="ce7" office:value-type="float" office:value="1" calcext:value-type="float">
                <text:p>1</text:p>
              </table:table-cell>
              <table:table-cell table:style-name="ce7" office:value-type="string" calcext:value-type="string">
                <text:p>PC9301022B0004</text:p>
              </table:table-cell>
              <table:table-cell table:style-name="ce11" office:value-type="string" calcext:value-type="string">
                <text:p>MAIRIE 10/11/2023: vu le gardien du site. Il y a bien un logement habitable</text:p>
              </table:table-cell>
              <table:table-cell table:style-name="ce16" office:value-type="string" calcext:value-type="string">
                <text:p>nord ouest</text:p>
              </table:table-cell>
            </table:table-row>
            <table:table-row table:style-name="ro1">
              <table:table-cell table:style-name="ce2" office:value-type="float" office:value="2" calcext:value-type="float">
                <text:p>2</text:p>
              </table:table-cell>
              <table:table-cell table:style-name="ce6" office:value-type="string" calcext:value-type="string">
                <text:p>NA</text:p>
              </table:table-cell>
              <table:table-cell table:style-name="ce6" office:value-type="string" calcext:value-type="string">
                <text:p>BAT 500</text:p>
              </table:table-cell>
              <table:table-cell table:style-name="ce6" office:value-type="string" calcext:value-type="string">
                <text:p>R</text:p>
              </table:table-cell>
              <table:table-cell table:style-name="ce6" office:value-type="string" calcext:value-type="string">
                <text:p>GISELE HALIMI</text:p>
              </table:table-cell>
              <table:table-cell table:style-name="ce6" office:value-type="float" office:value="15" calcext:value-type="float">
                <text:p>15</text:p>
              </table:table-cell>
              <table:table-cell table:style-name="ce6" office:value-type="string" calcext:value-type="string">
                <text:p>PC9301018B0025</text:p>
              </table:table-cell>
              <table:table-cell table:style-name="ce10" office:value-type="string" calcext:value-type="string">
                <text:p>verif EA</text:p>
              </table:table-cell>
              <table:table-cell table:style-name="ce15" office:value-type="string" calcext:value-type="string">
                <text:p>nord ouest</text:p>
              </table:table-cell>
            </table:table-row>
            <table:table-row table:style-name="ro1">
              <table:table-cell table:style-name="ce3" office:value-type="float" office:value="20" calcext:value-type="float">
                <text:p>20</text:p>
              </table:table-cell>
              <table:table-cell table:style-name="ce7" office:value-type="string" calcext:value-type="string">
                <text:p>NA</text:p>
              </table:table-cell>
              <table:table-cell table:style-name="ce7" office:value-type="string" calcext:value-type="string">
                <text:p>20-33</text:p>
              </table:table-cell>
              <table:table-cell table:style-name="ce7" office:value-type="string" calcext:value-type="string">
                <text:p>CHE</text:p>
              </table:table-cell>
              <table:table-cell table:style-name="ce7" office:value-type="string" calcext:value-type="string">
                <text:p>LATERAL</text:p>
              </table:table-cell>
              <table:table-cell table:style-name="ce7" office:value-type="float" office:value="123" calcext:value-type="float">
                <text:p>123</text:p>
              </table:table-cell>
              <table:table-cell table:style-name="ce7" office:value-type="string" calcext:value-type="string">
                <text:p>PC9301020B0069</text:p>
              </table:table-cell>
              <table:table-cell table:style-name="ce11" office:value-type="string" calcext:value-type="string">
                <text:p>travaux terminés ?</text:p>
              </table:table-cell>
              <table:table-cell table:style-name="ce16" office:value-type="string" calcext:value-type="string">
                <text:p>nord ouest</text:p>
              </table:table-cell>
            </table:table-row>
            <table:table-row table:style-name="ro1">
              <table:table-cell table:style-name="ce2" office:value-type="float" office:value="5" calcext:value-type="float">
                <text:p>5</text:p>
              </table:table-cell>
              <table:table-cell table:style-name="ce6" office:value-type="string" calcext:value-type="string">
                <text:p>NA</text:p>
              </table:table-cell>
              <table:table-cell table:style-name="ce6" office:value-type="string" calcext:value-type="string">
                <text:p>BAT 300-400</text:p>
              </table:table-cell>
              <table:table-cell table:style-name="ce6" office:value-type="string" calcext:value-type="string">
                <text:p>R</text:p>
              </table:table-cell>
              <table:table-cell table:style-name="ce6" office:value-type="string" calcext:value-type="string">
                <text:p>NADIA MURAD</text:p>
              </table:table-cell>
              <table:table-cell table:style-name="ce6" office:value-type="float" office:value="46" calcext:value-type="float">
                <text:p>46</text:p>
              </table:table-cell>
              <table:table-cell table:style-name="ce6" office:value-type="string" calcext:value-type="string">
                <text:p>PC9301018B0025</text:p>
              </table:table-cell>
              <table:table-cell table:style-name="ce10" office:value-type="string" calcext:value-type="string">
                <text:p>verif EA</text:p>
              </table:table-cell>
              <table:table-cell table:style-name="ce15" office:value-type="string" calcext:value-type="string">
                <text:p>nord ouest</text:p>
              </table:table-cell>
            </table:table-row>
            <table:table-row table:style-name="ro1">
              <table:table-cell table:style-name="ce3" office:value-type="float" office:value="7" calcext:value-type="float">
                <text:p>7</text:p>
              </table:table-cell>
              <table:table-cell table:style-name="ce7" office:value-type="string" calcext:value-type="string">
                <text:p>NA</text:p>
              </table:table-cell>
              <table:table-cell table:style-name="ce7" office:value-type="string" calcext:value-type="string">
                <text:p>BAT 200</text:p>
              </table:table-cell>
              <table:table-cell table:style-name="ce7" office:value-type="string" calcext:value-type="string">
                <text:p>R</text:p>
              </table:table-cell>
              <table:table-cell table:style-name="ce7" office:value-type="string" calcext:value-type="string">
                <text:p>NADIA MURAD</text:p>
              </table:table-cell>
              <table:table-cell table:style-name="ce7" office:value-type="float" office:value="26" calcext:value-type="float">
                <text:p>26</text:p>
              </table:table-cell>
              <table:table-cell table:style-name="ce7" office:value-type="string" calcext:value-type="string">
                <text:p>PC9301018B0025</text:p>
              </table:table-cell>
              <table:table-cell table:style-name="ce11" office:value-type="string" calcext:value-type="string">
                <text:p>verif EA</text:p>
              </table:table-cell>
              <table:table-cell table:style-name="ce16" office:value-type="string" calcext:value-type="string">
                <text:p>nord ouest</text:p>
              </table:table-cell>
            </table:table-row>
            <table:table-row table:style-name="ro1">
              <table:table-cell table:style-name="ce2" office:value-type="float" office:value="7" calcext:value-type="float">
                <text:p>7</text:p>
              </table:table-cell>
              <table:table-cell table:style-name="ce6" office:value-type="string" calcext:value-type="string">
                <text:p>NA</text:p>
              </table:table-cell>
              <table:table-cell table:style-name="ce6" office:value-type="string" calcext:value-type="string">
                <text:p>BAT 100</text:p>
              </table:table-cell>
              <table:table-cell table:style-name="ce6" office:value-type="string" calcext:value-type="string">
                <text:p>R</text:p>
              </table:table-cell>
              <table:table-cell table:style-name="ce6" office:value-type="string" calcext:value-type="string">
                <text:p>SIMONE VEIL</text:p>
              </table:table-cell>
              <table:table-cell table:style-name="ce6" office:value-type="float" office:value="25" calcext:value-type="float">
                <text:p>25</text:p>
              </table:table-cell>
              <table:table-cell table:style-name="ce6" office:value-type="string" calcext:value-type="string">
                <text:p>PC9301018B0025</text:p>
              </table:table-cell>
              <table:table-cell table:style-name="ce10" office:value-type="string" calcext:value-type="string">
                <text:p>verif EA</text:p>
              </table:table-cell>
              <table:table-cell table:style-name="ce15" office:value-type="string" calcext:value-type="string">
                <text:p>nord ouest</text:p>
              </table:table-cell>
            </table:table-row>
            <table:table-row table:style-name="ro1">
              <table:table-cell table:style-name="ce3" office:value-type="float" office:value="5" calcext:value-type="float">
                <text:p>5</text:p>
              </table:table-cell>
              <table:table-cell table:style-name="ce7" office:value-type="string" calcext:value-type="string">
                <text:p>NA</text:p>
              </table:table-cell>
              <table:table-cell table:style-name="ce7" office:value-type="string" calcext:value-type="string">
                <text:p>BAT 600</text:p>
              </table:table-cell>
              <table:table-cell table:style-name="ce7" office:value-type="string" calcext:value-type="string">
                <text:p>R</text:p>
              </table:table-cell>
              <table:table-cell table:style-name="ce7" office:value-type="string" calcext:value-type="string">
                <text:p>SIMONE VEIL</text:p>
              </table:table-cell>
              <table:table-cell table:style-name="ce7" office:value-type="float" office:value="26" calcext:value-type="float">
                <text:p>26</text:p>
              </table:table-cell>
              <table:table-cell table:style-name="ce7" office:value-type="string" calcext:value-type="string">
                <text:p>PC9301018B0025</text:p>
              </table:table-cell>
              <table:table-cell table:style-name="ce11" office:value-type="string" calcext:value-type="string">
                <text:p>verif EA</text:p>
              </table:table-cell>
              <table:table-cell table:style-name="ce16" office:value-type="string" calcext:value-type="string">
                <text:p>nord ouest</text:p>
              </table:table-cell>
            </table:table-row>
            <table:table-row table:style-name="ro1">
              <table:table-cell table:style-name="ce2" office:value-type="float" office:value="11" calcext:value-type="float">
                <text:p>11</text:p>
              </table:table-cell>
              <table:table-cell table:style-name="ce6" office:value-type="string" calcext:value-type="string">
                <text:p>NA</text:p>
              </table:table-cell>
              <table:table-cell table:style-name="ce6" office:value-type="string" calcext:value-type="string">
                <text:p>HALL B-C-D</text:p>
              </table:table-cell>
              <table:table-cell table:style-name="ce6" office:value-type="string" calcext:value-type="string">
                <text:p>R</text:p>
              </table:table-cell>
              <table:table-cell table:style-name="ce6" office:value-type="string" calcext:value-type="string">
                <text:p>SIMONE VEIL</text:p>
              </table:table-cell>
              <table:table-cell table:style-name="ce6" office:value-type="float" office:value="40" calcext:value-type="float">
                <text:p>40</text:p>
              </table:table-cell>
              <table:table-cell table:style-name="ce6" office:value-type="string" calcext:value-type="string">
                <text:p>PC9301018B0044</text:p>
              </table:table-cell>
              <table:table-cell table:style-name="ce10" office:value-type="string" calcext:value-type="string">
                <text:p>répartition logements (66 sur 2 EA 9 et 11 rue Simone Veil)</text:p>
              </table:table-cell>
              <table:table-cell table:style-name="ce15" office:value-type="string" calcext:value-type="string">
                <text:p>nord ouest</text:p>
              </table:table-cell>
            </table:table-row>
            <table:table-row table:style-name="ro1">
              <table:table-cell table:style-name="ce3" office:value-type="float" office:value="9" calcext:value-type="float">
                <text:p>9</text:p>
              </table:table-cell>
              <table:table-cell table:style-name="ce7" office:value-type="string" calcext:value-type="string">
                <text:p>NA</text:p>
              </table:table-cell>
              <table:table-cell table:style-name="ce7" office:value-type="string" calcext:value-type="string">
                <text:p>HALL A</text:p>
              </table:table-cell>
              <table:table-cell table:style-name="ce7" office:value-type="string" calcext:value-type="string">
                <text:p>R</text:p>
              </table:table-cell>
              <table:table-cell table:style-name="ce7" office:value-type="string" calcext:value-type="string">
                <text:p>SIMONE VEIL</text:p>
              </table:table-cell>
              <table:table-cell table:style-name="ce7" office:value-type="float" office:value="26" calcext:value-type="float">
                <text:p>26</text:p>
              </table:table-cell>
              <table:table-cell table:style-name="ce7" office:value-type="string" calcext:value-type="string">
                <text:p>PC9301018B0044</text:p>
              </table:table-cell>
              <table:table-cell table:style-name="ce11" office:value-type="string" calcext:value-type="string">
                <text:p>répartition logements (66 sur 2 EA 9 et 11 rue Simone Veil)</text:p>
              </table:table-cell>
              <table:table-cell table:style-name="ce16" office:value-type="string" calcext:value-type="string">
                <text:p>nord ouest</text:p>
              </table:table-cell>
            </table:table-row>
            <table:table-row table:style-name="ro2">
              <table:table-cell table:style-name="ce2" office:value-type="float" office:value="2" calcext:value-type="float">
                <text:p>2</text:p>
              </table:table-cell>
              <table:table-cell table:number-columns-repeated="2" table:style-name="ce6" office:value-type="string" calcext:value-type="string">
                <text:p>NA</text:p>
              </table:table-cell>
              <table:table-cell table:style-name="ce6" office:value-type="string" calcext:value-type="string">
                <text:p>AV</text:p>
              </table:table-cell>
              <table:table-cell table:style-name="ce6" office:value-type="string" calcext:value-type="string">
                <text:p>SUZANNE BUISSON</text:p>
              </table:table-cell>
              <table:table-cell table:style-name="ce6" office:value-type="float" office:value="13" calcext:value-type="float">
                <text:p>13</text:p>
              </table:table-cell>
              <table:table-cell table:style-name="ce6" office:value-type="string" calcext:value-type="string">
                <text:p>PC9301019B0019</text:p>
              </table:table-cell>
              <table:table-cell table:style-name="ce10" office:value-type="string" calcext:value-type="string">
                <text:p>INSEE 13/03/2024: Suite à l'arrêté de numérotage n°A2023_452 du 19/12/2023</text:p>
              </table:table-cell>
              <table:table-cell table:style-name="ce15" office:value-type="string" calcext:value-type="string">
                <text:p>nord ouest</text:p>
              </table:table-cell>
            </table:table-row>
            <table:table-row table:style-name="ro2">
              <table:table-cell table:style-name="ce3" office:value-type="float" office:value="2" calcext:value-type="float">
                <text:p>2</text:p>
              </table:table-cell>
              <table:table-cell table:style-name="ce7" office:value-type="string" calcext:value-type="string">
                <text:p>TER</text:p>
              </table:table-cell>
              <table:table-cell table:style-name="ce7" office:value-type="string" calcext:value-type="string">
                <text:p>NA</text:p>
              </table:table-cell>
              <table:table-cell table:style-name="ce7" office:value-type="string" calcext:value-type="string">
                <text:p>AV</text:p>
              </table:table-cell>
              <table:table-cell table:style-name="ce7" office:value-type="string" calcext:value-type="string">
                <text:p>SUZANNE BUISSON</text:p>
              </table:table-cell>
              <table:table-cell table:style-name="ce7" office:value-type="float" office:value="10" calcext:value-type="float">
                <text:p>10</text:p>
              </table:table-cell>
              <table:table-cell table:style-name="ce7" office:value-type="string" calcext:value-type="string">
                <text:p>NA</text:p>
              </table:table-cell>
              <table:table-cell table:style-name="ce11" office:value-type="string" calcext:value-type="string">
                <text:p>INSEE 13/03/2024: Suite à l'arrêté de numérotage n°A2023_452 du 19/12/2023</text:p>
              </table:table-cell>
              <table:table-cell table:style-name="ce16" office:value-type="string" calcext:value-type="string">
                <text:p>nord ouest</text:p>
              </table:table-cell>
            </table:table-row>
          </table:table-row-group>
          <table:table-row table:style-name="ro1">
            <table:table-cell table:style-name="ce2"/>
            <table:table-cell table:style-name="ce6" table:number-columns-repeated="6"/>
            <table:table-cell table:style-name="ce10"/>
            <table:table-cell table:style-name="ce17" table:formula="of:=SUBTOTAL(3;[.$I$38:.$I$55])" office:value-type="float" office:value="18" calcext:value-type="float">
              <text:p>18</text:p>
            </table:table-cell>
          </table:table-row>
          <table:table-row-group>
            <table:table-row table:style-name="ro1">
              <table:table-cell table:style-name="ce3" office:value-type="float" office:value="8" calcext:value-type="float">
                <text:p>8</text:p>
              </table:table-cell>
              <table:table-cell table:number-columns-repeated="2" table:style-name="ce7" office:value-type="string" calcext:value-type="string">
                <text:p>NA</text:p>
              </table:table-cell>
              <table:table-cell table:style-name="ce7" office:value-type="string" calcext:value-type="string">
                <text:p>R</text:p>
              </table:table-cell>
              <table:table-cell table:style-name="ce7" office:value-type="string" calcext:value-type="string">
                <text:p>DE L'EGALITE</text:p>
              </table:table-cell>
              <table:table-cell table:style-name="ce7" office:value-type="float" office:value="1" calcext:value-type="float">
                <text:p>1</text:p>
              </table:table-cell>
              <table:table-cell table:style-name="ce7" office:value-type="string" calcext:value-type="string">
                <text:p>PC9301021B0081</text:p>
              </table:table-cell>
              <table:table-cell table:style-name="ce11" office:value-type="string" calcext:value-type="string">
                <text:p>travaux terminés ?</text:p>
              </table:table-cell>
              <table:table-cell table:style-name="ce16" office:value-type="string" calcext:value-type="string">
                <text:p>ouest</text:p>
              </table:table-cell>
            </table:table-row>
            <table:table-row table:style-name="ro2">
              <table:table-cell table:style-name="ce2" office:value-type="float" office:value="42" calcext:value-type="float">
                <text:p>42</text:p>
              </table:table-cell>
              <table:table-cell table:style-name="ce6" office:value-type="string" calcext:value-type="string">
                <text:p>NA</text:p>
              </table:table-cell>
              <table:table-cell table:style-name="ce6" office:value-type="string" calcext:value-type="string">
                <text:p>HALL EQUILIBRE</text:p>
              </table:table-cell>
              <table:table-cell table:style-name="ce6" office:value-type="string" calcext:value-type="string">
                <text:p>AV</text:p>
              </table:table-cell>
              <table:table-cell table:style-name="ce6" office:value-type="string" calcext:value-type="string">
                <text:p>DU MAL DE LATTRE DE TASSIGNY</text:p>
              </table:table-cell>
              <table:table-cell table:style-name="ce6" office:value-type="float" office:value="0" calcext:value-type="float">
                <text:p>0</text:p>
              </table:table-cell>
              <table:table-cell table:style-name="ce6" office:value-type="string" calcext:value-type="string">
                <text:p>PC9301019B0065</text:p>
              </table:table-cell>
              <table:table-cell table:style-name="ce10" office:value-type="string" calcext:value-type="string">
                <text:p>INSEE 02/11/2023: Merci de nous indiquer la répartition des 187 logements quand elle sera connue. Par défaut</text:p>
              </table:table-cell>
              <table:table-cell table:style-name="ce15" office:value-type="string" calcext:value-type="string">
                <text:p>ouest</text:p>
              </table:table-cell>
            </table:table-row>
            <table:table-row table:style-name="ro2">
              <table:table-cell table:style-name="ce3" office:value-type="float" office:value="38" calcext:value-type="float">
                <text:p>38</text:p>
              </table:table-cell>
              <table:table-cell table:style-name="ce7" office:value-type="string" calcext:value-type="string">
                <text:p>NA</text:p>
              </table:table-cell>
              <table:table-cell table:style-name="ce7" office:value-type="string" calcext:value-type="string">
                <text:p>38-40 -HALLS FRATERNITE HARMONIE</text:p>
              </table:table-cell>
              <table:table-cell table:style-name="ce7" office:value-type="string" calcext:value-type="string">
                <text:p>AV</text:p>
              </table:table-cell>
              <table:table-cell table:style-name="ce7" office:value-type="string" calcext:value-type="string">
                <text:p>DU MAL DE LATTRE DE TASSIGNY</text:p>
              </table:table-cell>
              <table:table-cell table:style-name="ce7" office:value-type="float" office:value="0" calcext:value-type="float">
                <text:p>0</text:p>
              </table:table-cell>
              <table:table-cell table:style-name="ce7" office:value-type="string" calcext:value-type="string">
                <text:p>PC9301019B0065</text:p>
              </table:table-cell>
              <table:table-cell table:style-name="ce11" office:value-type="string" calcext:value-type="string">
                <text:p>INSEE 02/11/2023: Merci de nous indiquer la répartition des 187 logements quand elle sera connue. Par défaut</text:p>
              </table:table-cell>
              <table:table-cell table:style-name="ce16" office:value-type="string" calcext:value-type="string">
                <text:p>ouest</text:p>
              </table:table-cell>
            </table:table-row>
            <table:table-row table:style-name="ro2">
              <table:table-cell table:style-name="ce2" office:value-type="float" office:value="34" calcext:value-type="float">
                <text:p>34</text:p>
              </table:table-cell>
              <table:table-cell table:style-name="ce6" office:value-type="string" calcext:value-type="string">
                <text:p>NA</text:p>
              </table:table-cell>
              <table:table-cell table:style-name="ce6" office:value-type="string" calcext:value-type="string">
                <text:p>34-36 <text:s/>HALLS PARTAGE &amp; SYMPHONIE</text:p>
              </table:table-cell>
              <table:table-cell table:style-name="ce6" office:value-type="string" calcext:value-type="string">
                <text:p>AV</text:p>
              </table:table-cell>
              <table:table-cell table:style-name="ce6" office:value-type="string" calcext:value-type="string">
                <text:p>DU MAL DE LATTRE DE TASSIGNY</text:p>
              </table:table-cell>
              <table:table-cell table:style-name="ce6" office:value-type="float" office:value="0" calcext:value-type="float">
                <text:p>0</text:p>
              </table:table-cell>
              <table:table-cell table:style-name="ce6" office:value-type="string" calcext:value-type="string">
                <text:p>PC9301019B0065</text:p>
              </table:table-cell>
              <table:table-cell table:style-name="ce10" office:value-type="string" calcext:value-type="string">
                <text:p>INSEE 02/11/2023: Merci de nous indiquer la répartition des 187 logements quand elle sera connue. Par défaut</text:p>
              </table:table-cell>
              <table:table-cell table:style-name="ce15" office:value-type="string" calcext:value-type="string">
                <text:p>ouest</text:p>
              </table:table-cell>
            </table:table-row>
            <table:table-row table:style-name="ro1">
              <table:table-cell table:style-name="ce3" office:value-type="float" office:value="5" calcext:value-type="float">
                <text:p>5</text:p>
              </table:table-cell>
              <table:table-cell table:number-columns-repeated="2" table:style-name="ce7" office:value-type="string" calcext:value-type="string">
                <text:p>NA</text:p>
              </table:table-cell>
              <table:table-cell table:style-name="ce7" office:value-type="string" calcext:value-type="string">
                <text:p>R</text:p>
              </table:table-cell>
              <table:table-cell table:style-name="ce7" office:value-type="string" calcext:value-type="string">
                <text:p>DU POTAGER</text:p>
              </table:table-cell>
              <table:table-cell table:style-name="ce7" office:value-type="float" office:value="13" calcext:value-type="float">
                <text:p>13</text:p>
              </table:table-cell>
              <table:table-cell table:style-name="ce7" office:value-type="string" calcext:value-type="string">
                <text:p>PC9301019B0047</text:p>
              </table:table-cell>
              <table:table-cell table:style-name="ce11" office:value-type="string" calcext:value-type="string">
                <text:p>travaux abandonnés ?</text:p>
              </table:table-cell>
              <table:table-cell table:style-name="ce16" office:value-type="string" calcext:value-type="string">
                <text:p>ouest</text:p>
              </table:table-cell>
            </table:table-row>
            <table:table-row table:style-name="ro2">
              <table:table-cell table:style-name="ce2" office:value-type="float" office:value="5" calcext:value-type="float">
                <text:p>5</text:p>
              </table:table-cell>
              <table:table-cell table:style-name="ce6" office:value-type="string" calcext:value-type="string">
                <text:p>NA</text:p>
              </table:table-cell>
              <table:table-cell table:style-name="ce6" office:value-type="string" calcext:value-type="string">
                <text:p>HALL LIBERTE</text:p>
              </table:table-cell>
              <table:table-cell table:style-name="ce6" office:value-type="string" calcext:value-type="string">
                <text:p>ALL</text:p>
              </table:table-cell>
              <table:table-cell table:style-name="ce6" office:value-type="string" calcext:value-type="string">
                <text:p>GEORGES SAND</text:p>
              </table:table-cell>
              <table:table-cell table:style-name="ce6" office:value-type="float" office:value="187" calcext:value-type="float">
                <text:p>187</text:p>
              </table:table-cell>
              <table:table-cell table:style-name="ce6" office:value-type="string" calcext:value-type="string">
                <text:p>PC9301019B0065</text:p>
              </table:table-cell>
              <table:table-cell table:style-name="ce10" office:value-type="string" calcext:value-type="string">
                <text:p>INSEE 02/11/2023: Merci de nous indiquer la répartition des 187 logements quand elle sera connue. Par défaut</text:p>
              </table:table-cell>
              <table:table-cell table:style-name="ce15" office:value-type="string" calcext:value-type="string">
                <text:p>ouest</text:p>
              </table:table-cell>
            </table:table-row>
            <table:table-row table:style-name="ro2">
              <table:table-cell table:style-name="ce3" office:value-type="float" office:value="15" calcext:value-type="float">
                <text:p>15</text:p>
              </table:table-cell>
              <table:table-cell table:number-columns-repeated="2" table:style-name="ce7" office:value-type="string" calcext:value-type="string">
                <text:p>NA</text:p>
              </table:table-cell>
              <table:table-cell table:style-name="ce7" office:value-type="string" calcext:value-type="string">
                <text:p>R</text:p>
              </table:table-cell>
              <table:table-cell table:style-name="ce7" office:value-type="string" calcext:value-type="string">
                <text:p>JEAN JAURES</text:p>
              </table:table-cell>
              <table:table-cell table:style-name="ce7" office:value-type="float" office:value="4" calcext:value-type="float">
                <text:p>4</text:p>
              </table:table-cell>
              <table:table-cell table:style-name="ce7" office:value-type="string" calcext:value-type="string">
                <text:p>PC9301019B0055</text:p>
              </table:table-cell>
              <table:table-cell table:style-name="ce11" office:value-type="string" calcext:value-type="string">
                <text:p>MAIRIE 14/11/2023: verif au niveau urbanisme. l'ouverture de chantier a été faite juste 3 ans après (fev 2023). Mais sur place</text:p>
              </table:table-cell>
              <table:table-cell table:style-name="ce16" office:value-type="string" calcext:value-type="string">
                <text:p>ouest</text:p>
              </table:table-cell>
            </table:table-row>
            <table:table-row table:style-name="ro1">
              <table:table-cell table:style-name="ce2" office:value-type="float" office:value="1" calcext:value-type="float">
                <text:p>1</text:p>
              </table:table-cell>
              <table:table-cell table:number-columns-repeated="2" table:style-name="ce6" office:value-type="string" calcext:value-type="string">
                <text:p>NA</text:p>
              </table:table-cell>
              <table:table-cell table:style-name="ce6" office:value-type="string" calcext:value-type="string">
                <text:p>R</text:p>
              </table:table-cell>
              <table:table-cell table:style-name="ce6" office:value-type="string" calcext:value-type="string">
                <text:p>JEAN JAURES</text:p>
              </table:table-cell>
              <table:table-cell table:style-name="ce6" office:value-type="float" office:value="17" calcext:value-type="float">
                <text:p>17</text:p>
              </table:table-cell>
              <table:table-cell table:style-name="ce6" office:value-type="string" calcext:value-type="string">
                <text:p>PC9301016B0030</text:p>
              </table:table-cell>
              <table:table-cell table:style-name="ce10" office:value-type="string" calcext:value-type="string">
                <text:p>NA</text:p>
              </table:table-cell>
              <table:table-cell table:style-name="ce15" office:value-type="string" calcext:value-type="string">
                <text:p>ouest</text:p>
              </table:table-cell>
            </table:table-row>
            <table:table-row table:style-name="ro1">
              <table:table-cell table:style-name="ce3" office:value-type="float" office:value="46" calcext:value-type="float">
                <text:p>46</text:p>
              </table:table-cell>
              <table:table-cell table:number-columns-repeated="2" table:style-name="ce7" office:value-type="string" calcext:value-type="string">
                <text:p>NA</text:p>
              </table:table-cell>
              <table:table-cell table:style-name="ce7" office:value-type="string" calcext:value-type="string">
                <text:p>R</text:p>
              </table:table-cell>
              <table:table-cell table:style-name="ce7" office:value-type="string" calcext:value-type="string">
                <text:p>JULES GUESDE</text:p>
              </table:table-cell>
              <table:table-cell table:style-name="ce7" office:value-type="float" office:value="1" calcext:value-type="float">
                <text:p>1</text:p>
              </table:table-cell>
              <table:table-cell table:style-name="ce7" office:value-type="string" calcext:value-type="string">
                <text:p>NA</text:p>
              </table:table-cell>
              <table:table-cell table:style-name="ce11" office:value-type="string" calcext:value-type="string">
                <text:p>INSEE 06/02/2024: RP 2024 FN. Merci de vérifier l'actualité.</text:p>
              </table:table-cell>
              <table:table-cell table:style-name="ce16" office:value-type="string" calcext:value-type="string">
                <text:p>ouest</text:p>
              </table:table-cell>
            </table:table-row>
            <table:table-row table:style-name="ro2">
              <table:table-cell table:style-name="ce2" office:value-type="float" office:value="2" calcext:value-type="float">
                <text:p>2</text:p>
              </table:table-cell>
              <table:table-cell table:style-name="ce6" office:value-type="string" calcext:value-type="string">
                <text:p>NA</text:p>
              </table:table-cell>
              <table:table-cell table:style-name="ce6" office:value-type="string" calcext:value-type="string">
                <text:p>HALL AFFLUENCE</text:p>
              </table:table-cell>
              <table:table-cell table:style-name="ce6" office:value-type="string" calcext:value-type="string">
                <text:p>R</text:p>
              </table:table-cell>
              <table:table-cell table:style-name="ce6" office:value-type="string" calcext:value-type="string">
                <text:p>JULIE-VICTOIRE DAUBIE</text:p>
              </table:table-cell>
              <table:table-cell table:style-name="ce6" office:value-type="float" office:value="0" calcext:value-type="float">
                <text:p>0</text:p>
              </table:table-cell>
              <table:table-cell table:style-name="ce6" office:value-type="string" calcext:value-type="string">
                <text:p>PC9301019B0065</text:p>
              </table:table-cell>
              <table:table-cell table:style-name="ce10" office:value-type="string" calcext:value-type="string">
                <text:p>INSEE 02/11/2023: Merci de nous indiquer la répartition des 187 logements quand elle sera connue. Par défaut</text:p>
              </table:table-cell>
              <table:table-cell table:style-name="ce15" office:value-type="string" calcext:value-type="string">
                <text:p>ouest</text:p>
              </table:table-cell>
            </table:table-row>
            <table:table-row table:style-name="ro2">
              <table:table-cell table:style-name="ce3" office:value-type="float" office:value="4" calcext:value-type="float">
                <text:p>4</text:p>
              </table:table-cell>
              <table:table-cell table:style-name="ce7" office:value-type="string" calcext:value-type="string">
                <text:p>NA</text:p>
              </table:table-cell>
              <table:table-cell table:style-name="ce7" office:value-type="string" calcext:value-type="string">
                <text:p>HALL CONFIANCE</text:p>
              </table:table-cell>
              <table:table-cell table:style-name="ce7" office:value-type="string" calcext:value-type="string">
                <text:p>R</text:p>
              </table:table-cell>
              <table:table-cell table:style-name="ce7" office:value-type="string" calcext:value-type="string">
                <text:p>JULIE-VICTOIRE DAUBIE</text:p>
              </table:table-cell>
              <table:table-cell table:style-name="ce7" office:value-type="float" office:value="0" calcext:value-type="float">
                <text:p>0</text:p>
              </table:table-cell>
              <table:table-cell table:style-name="ce7" office:value-type="string" calcext:value-type="string">
                <text:p>PC9301019B0065</text:p>
              </table:table-cell>
              <table:table-cell table:style-name="ce11" office:value-type="string" calcext:value-type="string">
                <text:p>INSEE 02/11/2023: Merci de nous indiquer la répartition des 187 logements quand elle sera connue. Par défaut</text:p>
              </table:table-cell>
              <table:table-cell table:style-name="ce16" office:value-type="string" calcext:value-type="string">
                <text:p>ouest</text:p>
              </table:table-cell>
            </table:table-row>
          </table:table-row-group>
          <table:table-row table:style-name="ro1">
            <table:table-cell table:style-name="ce2"/>
            <table:table-cell table:style-name="ce6" table:number-columns-repeated="6"/>
            <table:table-cell table:style-name="ce10"/>
            <table:table-cell table:style-name="ce17" table:formula="of:=SUBTOTAL(3;[.$I$57:.$I$67])" office:value-type="float" office:value="11" calcext:value-type="float">
              <text:p>11</text:p>
            </table:table-cell>
          </table:table-row>
          <table:table-row-group>
            <table:table-row table:style-name="ro1">
              <table:table-cell table:style-name="ce3" office:value-type="float" office:value="9" calcext:value-type="float">
                <text:p>9</text:p>
              </table:table-cell>
              <table:table-cell table:number-columns-repeated="2" table:style-name="ce7" office:value-type="string" calcext:value-type="string">
                <text:p>NA</text:p>
              </table:table-cell>
              <table:table-cell table:style-name="ce7" office:value-type="string" calcext:value-type="string">
                <text:p>AV</text:p>
              </table:table-cell>
              <table:table-cell table:style-name="ce7" office:value-type="string" calcext:value-type="string">
                <text:p>DE BELFORT</text:p>
              </table:table-cell>
              <table:table-cell table:style-name="ce7" office:value-type="float" office:value="1" calcext:value-type="float">
                <text:p>1</text:p>
              </table:table-cell>
              <table:table-cell table:style-name="ce7" office:value-type="string" calcext:value-type="string">
                <text:p>PC9301023B0043</text:p>
              </table:table-cell>
              <table:table-cell table:style-name="ce11" office:value-type="string" calcext:value-type="string">
                <text:p>INSEE 16/02/2024: 3e flux</text:p>
              </table:table-cell>
              <table:table-cell table:style-name="ce16" office:value-type="string" calcext:value-type="string">
                <text:p>sud</text:p>
              </table:table-cell>
            </table:table-row>
            <table:table-row table:style-name="ro1">
              <table:table-cell table:style-name="ce2" office:value-type="float" office:value="25" calcext:value-type="float">
                <text:p>25</text:p>
              </table:table-cell>
              <table:table-cell table:number-columns-repeated="2" table:style-name="ce6" office:value-type="string" calcext:value-type="string">
                <text:p>NA</text:p>
              </table:table-cell>
              <table:table-cell table:style-name="ce6" office:value-type="string" calcext:value-type="string">
                <text:p>AV</text:p>
              </table:table-cell>
              <table:table-cell table:style-name="ce6" office:value-type="string" calcext:value-type="string">
                <text:p>DE L'EST</text:p>
              </table:table-cell>
              <table:table-cell table:style-name="ce6" office:value-type="float" office:value="1" calcext:value-type="float">
                <text:p>1</text:p>
              </table:table-cell>
              <table:table-cell table:style-name="ce6" office:value-type="string" calcext:value-type="string">
                <text:p>PC9301020B0049</text:p>
              </table:table-cell>
              <table:table-cell table:style-name="ce10" office:value-type="string" calcext:value-type="string">
                <text:p>travaux abandonnés ?</text:p>
              </table:table-cell>
              <table:table-cell table:style-name="ce15" office:value-type="string" calcext:value-type="string">
                <text:p>sud</text:p>
              </table:table-cell>
            </table:table-row>
            <table:table-row table:style-name="ro3">
              <table:table-cell table:style-name="ce3" office:value-type="float" office:value="19" calcext:value-type="float">
                <text:p>19</text:p>
              </table:table-cell>
              <table:table-cell table:style-name="ce7" office:value-type="string" calcext:value-type="string">
                <text:p>NA</text:p>
              </table:table-cell>
              <table:table-cell table:style-name="ce7" office:value-type="string" calcext:value-type="string">
                <text:p>PC9301021B0034</text:p>
              </table:table-cell>
              <table:table-cell table:style-name="ce7" office:value-type="string" calcext:value-type="string">
                <text:p>CHE</text:p>
              </table:table-cell>
              <table:table-cell table:style-name="ce7" office:value-type="string" calcext:value-type="string">
                <text:p>DE LA MARE A LA VEUVE</text:p>
              </table:table-cell>
              <table:table-cell table:style-name="ce7" office:value-type="float" office:value="1" calcext:value-type="float">
                <text:p>1</text:p>
              </table:table-cell>
              <table:table-cell table:style-name="ce7" office:value-type="string" calcext:value-type="string">
                <text:p>PC9301021B0034</text:p>
              </table:table-cell>
              <table:table-cell table:style-name="ce11" office:value-type="string" calcext:value-type="string">
                <text:p>MAIRIE 31/10/2023: vu le propriétaire. le pc porte une maison mais il en a construit 3. pb finalisation chantier car viabilisation coûteuse. Les adresses sont bien 19 - 21 – 23.¶</text:p>
              </table:table-cell>
              <table:table-cell table:style-name="ce16" office:value-type="string" calcext:value-type="string">
                <text:p>sud</text:p>
              </table:table-cell>
            </table:table-row>
            <table:table-row table:style-name="ro1">
              <table:table-cell table:style-name="ce2" office:value-type="float" office:value="174" calcext:value-type="float">
                <text:p>174</text:p>
              </table:table-cell>
              <table:table-cell table:number-columns-repeated="2" table:style-name="ce6" office:value-type="string" calcext:value-type="string">
                <text:p>NA</text:p>
              </table:table-cell>
              <table:table-cell table:style-name="ce6" office:value-type="string" calcext:value-type="string">
                <text:p>RTE</text:p>
              </table:table-cell>
              <table:table-cell table:style-name="ce6" office:value-type="string" calcext:value-type="string">
                <text:p>DE VILLEMOMBLE</text:p>
              </table:table-cell>
              <table:table-cell table:style-name="ce6" office:value-type="float" office:value="1" calcext:value-type="float">
                <text:p>1</text:p>
              </table:table-cell>
              <table:table-cell table:style-name="ce6" office:value-type="string" calcext:value-type="string">
                <text:p>PD9301023B0003</text:p>
              </table:table-cell>
              <table:table-cell table:style-name="ce10" office:value-type="string" calcext:value-type="string">
                <text:p>démolition ?</text:p>
              </table:table-cell>
              <table:table-cell table:style-name="ce15" office:value-type="string" calcext:value-type="string">
                <text:p>sud</text:p>
              </table:table-cell>
            </table:table-row>
            <table:table-row table:style-name="ro1">
              <table:table-cell table:style-name="ce3" office:value-type="float" office:value="1" calcext:value-type="float">
                <text:p>1</text:p>
              </table:table-cell>
              <table:table-cell table:number-columns-repeated="2" table:style-name="ce7" office:value-type="string" calcext:value-type="string">
                <text:p>NA</text:p>
              </table:table-cell>
              <table:table-cell table:style-name="ce7" office:value-type="string" calcext:value-type="string">
                <text:p>ALL</text:p>
              </table:table-cell>
              <table:table-cell table:style-name="ce7" office:value-type="string" calcext:value-type="string">
                <text:p>DES HETRES</text:p>
              </table:table-cell>
              <table:table-cell table:style-name="ce7" office:value-type="float" office:value="15" calcext:value-type="float">
                <text:p>15</text:p>
              </table:table-cell>
              <table:table-cell table:style-name="ce7" office:value-type="string" calcext:value-type="string">
                <text:p>PC9301021B0078</text:p>
              </table:table-cell>
              <table:table-cell table:style-name="ce11" office:value-type="string" calcext:value-type="string">
                <text:p>travaux abandonnés ?</text:p>
              </table:table-cell>
              <table:table-cell table:style-name="ce16" office:value-type="string" calcext:value-type="string">
                <text:p>sud</text:p>
              </table:table-cell>
            </table:table-row>
            <table:table-row table:style-name="ro1">
              <table:table-cell table:style-name="ce2" office:value-type="float" office:value="15" calcext:value-type="float">
                <text:p>15</text:p>
              </table:table-cell>
              <table:table-cell table:style-name="ce6" office:value-type="string" calcext:value-type="string">
                <text:p>NA</text:p>
              </table:table-cell>
              <table:table-cell table:style-name="ce6" office:value-type="string" calcext:value-type="string">
                <text:p>PC930102200041</text:p>
              </table:table-cell>
              <table:table-cell table:style-name="ce6" office:value-type="string" calcext:value-type="string">
                <text:p>AV</text:p>
              </table:table-cell>
              <table:table-cell table:style-name="ce6" office:value-type="string" calcext:value-type="string">
                <text:p>DES PLATANES</text:p>
              </table:table-cell>
              <table:table-cell table:style-name="ce6" office:value-type="float" office:value="3" calcext:value-type="float">
                <text:p>3</text:p>
              </table:table-cell>
              <table:table-cell table:style-name="ce6" office:value-type="string" calcext:value-type="string">
                <text:p>PC930102200041</text:p>
              </table:table-cell>
              <table:table-cell table:style-name="ce10" office:value-type="string" calcext:value-type="string">
                <text:p>travaux commencés ?</text:p>
              </table:table-cell>
              <table:table-cell table:style-name="ce15" office:value-type="string" calcext:value-type="string">
                <text:p>sud</text:p>
              </table:table-cell>
            </table:table-row>
            <table:table-row table:style-name="ro1">
              <table:table-cell table:style-name="ce3" office:value-type="float" office:value="42" calcext:value-type="float">
                <text:p>42</text:p>
              </table:table-cell>
              <table:table-cell table:number-columns-repeated="2" table:style-name="ce7" office:value-type="string" calcext:value-type="string">
                <text:p>NA</text:p>
              </table:table-cell>
              <table:table-cell table:style-name="ce7" office:value-type="string" calcext:value-type="string">
                <text:p>R</text:p>
              </table:table-cell>
              <table:table-cell table:style-name="ce7" office:value-type="string" calcext:value-type="string">
                <text:p>ETIENNE DOLET</text:p>
              </table:table-cell>
              <table:table-cell table:style-name="ce7" office:value-type="float" office:value="2" calcext:value-type="float">
                <text:p>2</text:p>
              </table:table-cell>
              <table:table-cell table:style-name="ce7" office:value-type="string" calcext:value-type="string">
                <text:p>PC9301022B0037</text:p>
              </table:table-cell>
              <table:table-cell table:style-name="ce11" office:value-type="string" calcext:value-type="string">
                <text:p>travaux abandonnés ?</text:p>
              </table:table-cell>
              <table:table-cell table:style-name="ce16" office:value-type="string" calcext:value-type="string">
                <text:p>sud</text:p>
              </table:table-cell>
            </table:table-row>
            <table:table-row table:style-name="ro1">
              <table:table-cell table:style-name="ce2" office:value-type="float" office:value="7" calcext:value-type="float">
                <text:p>7</text:p>
              </table:table-cell>
              <table:table-cell table:number-columns-repeated="2" table:style-name="ce6" office:value-type="string" calcext:value-type="string">
                <text:p>NA</text:p>
              </table:table-cell>
              <table:table-cell table:style-name="ce6" office:value-type="string" calcext:value-type="string">
                <text:p>R</text:p>
              </table:table-cell>
              <table:table-cell table:style-name="ce6" office:value-type="string" calcext:value-type="string">
                <text:p>JOE CARMAN</text:p>
              </table:table-cell>
              <table:table-cell table:style-name="ce6" office:value-type="float" office:value="1" calcext:value-type="float">
                <text:p>1</text:p>
              </table:table-cell>
              <table:table-cell table:style-name="ce6" office:value-type="string" calcext:value-type="string">
                <text:p>PC9301019B0063</text:p>
              </table:table-cell>
              <table:table-cell table:style-name="ce10" office:value-type="string" calcext:value-type="string">
                <text:p>travaux abandonnés ?</text:p>
              </table:table-cell>
              <table:table-cell table:style-name="ce15" office:value-type="string" calcext:value-type="string">
                <text:p>sud</text:p>
              </table:table-cell>
            </table:table-row>
            <table:table-row table:style-name="ro1">
              <table:table-cell table:style-name="ce3" office:value-type="float" office:value="15" calcext:value-type="float">
                <text:p>15</text:p>
              </table:table-cell>
              <table:table-cell table:style-name="ce7" office:value-type="string" calcext:value-type="string">
                <text:p>NA</text:p>
              </table:table-cell>
              <table:table-cell table:style-name="ce7" office:value-type="string" calcext:value-type="string">
                <text:p>15-21</text:p>
              </table:table-cell>
              <table:table-cell table:style-name="ce7" office:value-type="string" calcext:value-type="string">
                <text:p>AV</text:p>
              </table:table-cell>
              <table:table-cell table:style-name="ce7" office:value-type="string" calcext:value-type="string">
                <text:p>JULES FERRY</text:p>
              </table:table-cell>
              <table:table-cell table:style-name="ce7" office:value-type="float" office:value="136" calcext:value-type="float">
                <text:p>136</text:p>
              </table:table-cell>
              <table:table-cell table:style-name="ce7" office:value-type="string" calcext:value-type="string">
                <text:p>PC9301021B0102</text:p>
              </table:table-cell>
              <table:table-cell table:style-name="ce11" office:value-type="string" calcext:value-type="string">
                <text:p>état des travaux</text:p>
              </table:table-cell>
              <table:table-cell table:style-name="ce16" office:value-type="string" calcext:value-type="string">
                <text:p>sud</text:p>
              </table:table-cell>
            </table:table-row>
            <table:table-row table:style-name="ro1">
              <table:table-cell table:style-name="ce2" office:value-type="float" office:value="6" calcext:value-type="float">
                <text:p>6</text:p>
              </table:table-cell>
              <table:table-cell table:style-name="ce6" office:value-type="string" calcext:value-type="string">
                <text:p>BIS</text:p>
              </table:table-cell>
              <table:table-cell table:style-name="ce6" office:value-type="string" calcext:value-type="string">
                <text:p>6BIS-10 - BAT A</text:p>
              </table:table-cell>
              <table:table-cell table:style-name="ce6" office:value-type="string" calcext:value-type="string">
                <text:p>AV</text:p>
              </table:table-cell>
              <table:table-cell table:style-name="ce6" office:value-type="string" calcext:value-type="string">
                <text:p>JULES FERRY</text:p>
              </table:table-cell>
              <table:table-cell table:style-name="ce6" office:value-type="float" office:value="25" calcext:value-type="float">
                <text:p>25</text:p>
              </table:table-cell>
              <table:table-cell table:style-name="ce6" office:value-type="string" calcext:value-type="string">
                <text:p>PC9301021B0011</text:p>
              </table:table-cell>
              <table:table-cell table:style-name="ce10" office:value-type="string" calcext:value-type="string">
                <text:p>MAIRIE 30/11/2023: demande de dégroupement bat A 25 / bat B 33 / <text:s/>bat C 25</text:p>
              </table:table-cell>
              <table:table-cell table:style-name="ce15" office:value-type="string" calcext:value-type="string">
                <text:p>sud</text:p>
              </table:table-cell>
            </table:table-row>
            <table:table-row table:style-name="ro1">
              <table:table-cell table:style-name="ce3" office:value-type="float" office:value="6" calcext:value-type="float">
                <text:p>6</text:p>
              </table:table-cell>
              <table:table-cell table:style-name="ce7" office:value-type="string" calcext:value-type="string">
                <text:p>BIS</text:p>
              </table:table-cell>
              <table:table-cell table:style-name="ce7" office:value-type="string" calcext:value-type="string">
                <text:p>6BIS-10 - BAT B</text:p>
              </table:table-cell>
              <table:table-cell table:style-name="ce7" office:value-type="string" calcext:value-type="string">
                <text:p>AV</text:p>
              </table:table-cell>
              <table:table-cell table:style-name="ce7" office:value-type="string" calcext:value-type="string">
                <text:p>JULES FERRY</text:p>
              </table:table-cell>
              <table:table-cell table:style-name="ce7" office:value-type="float" office:value="33" calcext:value-type="float">
                <text:p>33</text:p>
              </table:table-cell>
              <table:table-cell table:style-name="ce7" office:value-type="string" calcext:value-type="string">
                <text:p>PC9301021B0011</text:p>
              </table:table-cell>
              <table:table-cell table:style-name="ce11" office:value-type="string" calcext:value-type="string">
                <text:p>MAIRIE 30/11/2023: demande de dégroupement bat A 25 / bat B 33 / <text:s/>bat C 25</text:p>
              </table:table-cell>
              <table:table-cell table:style-name="ce16" office:value-type="string" calcext:value-type="string">
                <text:p>sud</text:p>
              </table:table-cell>
            </table:table-row>
            <table:table-row table:style-name="ro1">
              <table:table-cell table:style-name="ce2" office:value-type="float" office:value="6" calcext:value-type="float">
                <text:p>6</text:p>
              </table:table-cell>
              <table:table-cell table:style-name="ce6" office:value-type="string" calcext:value-type="string">
                <text:p>BIS</text:p>
              </table:table-cell>
              <table:table-cell table:style-name="ce6" office:value-type="string" calcext:value-type="string">
                <text:p>6BIS-10 - BAT C</text:p>
              </table:table-cell>
              <table:table-cell table:style-name="ce6" office:value-type="string" calcext:value-type="string">
                <text:p>AV</text:p>
              </table:table-cell>
              <table:table-cell table:style-name="ce6" office:value-type="string" calcext:value-type="string">
                <text:p>JULES FERRY</text:p>
              </table:table-cell>
              <table:table-cell table:style-name="ce6" office:value-type="float" office:value="25" calcext:value-type="float">
                <text:p>25</text:p>
              </table:table-cell>
              <table:table-cell table:style-name="ce6" office:value-type="string" calcext:value-type="string">
                <text:p>PC9301021B0011</text:p>
              </table:table-cell>
              <table:table-cell table:style-name="ce10" office:value-type="string" calcext:value-type="string">
                <text:p>MAIRIE 30/11/2023: demande de dégroupement bat A 25 / bat B 33 / <text:s/>bat C 25</text:p>
              </table:table-cell>
              <table:table-cell table:style-name="ce15" office:value-type="string" calcext:value-type="string">
                <text:p>sud</text:p>
              </table:table-cell>
            </table:table-row>
            <table:table-row table:style-name="ro1">
              <table:table-cell table:style-name="ce3" office:value-type="float" office:value="6" calcext:value-type="float">
                <text:p>6</text:p>
              </table:table-cell>
              <table:table-cell table:number-columns-repeated="2" table:style-name="ce7" office:value-type="string" calcext:value-type="string">
                <text:p>NA</text:p>
              </table:table-cell>
              <table:table-cell table:style-name="ce7" office:value-type="string" calcext:value-type="string">
                <text:p>AV</text:p>
              </table:table-cell>
              <table:table-cell table:style-name="ce7" office:value-type="string" calcext:value-type="string">
                <text:p>JULES FERRY</text:p>
              </table:table-cell>
              <table:table-cell table:style-name="ce7" office:value-type="float" office:value="1" calcext:value-type="float">
                <text:p>1</text:p>
              </table:table-cell>
              <table:table-cell table:style-name="ce7" office:value-type="string" calcext:value-type="string">
                <text:p>NA</text:p>
              </table:table-cell>
              <table:table-cell table:style-name="ce11" office:value-type="string" calcext:value-type="string">
                <text:p>travaux abandonnés ?</text:p>
              </table:table-cell>
              <table:table-cell table:style-name="ce16" office:value-type="string" calcext:value-type="string">
                <text:p>sud</text:p>
              </table:table-cell>
            </table:table-row>
          </table:table-row-group>
        </table:table-row-group>
        <table:table-row table:style-name="ro1">
          <table:table-cell table:style-name="ce2"/>
          <table:table-cell table:style-name="ce6" table:number-columns-repeated="6"/>
          <table:table-cell table:style-name="ce10"/>
          <table:table-cell table:style-name="ce17" table:formula="of:=SUBTOTAL(3;[.$I$69:.$I$81])" office:value-type="float" office:value="13" calcext:value-type="float">
            <text:p>13</text:p>
          </table:table-cell>
        </table:table-row>
        <table:table-row table:style-name="ro1">
          <table:table-cell table:style-name="ce4"/>
          <table:table-cell table:style-name="ce8" table:number-columns-repeated="6"/>
          <table:table-cell table:style-name="ce12"/>
          <table:table-cell table:style-name="ce19" table:formula="of:=SUBTOTAL(3;[.$I$2:.$I$81])" office:value-type="float" office:value="76" calcext:value-type="float">
            <text:p>76</text:p>
          </table:table-cell>
        </table:table-row>
        <table:table-row table:style-name="ro4" table:number-rows-repeated="1048492">
          <table:table-cell table:number-columns-repeated="9"/>
        </table:table-row>
        <table:table-row table:style-name="ro4">
          <table:table-cell table:number-columns-repeated="9"/>
        </table:table-row>
      </table:table>
      <table:named-expressions/>
      <table:database-ranges>
        <table:database-range table:name="__Anonymous_Sheet_DB__0" table:target-range-address="ril.A1:ril.I83">
          <table:sort table:bind-styles-to-content="false">
            <table:sort-by table:field-number="8" table:data-type="automatic"/>
            <table:sort-by table:field-number="4" table:data-type="automatic"/>
          </table:sort>
          <table:subtotal-rules table:bind-styles-to-content="false">
            <table:sort-groups/>
            <table:subtotal-rule table:group-by-field-number="8">
              <table:subtotal-field table:field-number="8" table:function="countnums"/>
            </table:subtotal-rule>
          </table:subtotal-rules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6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27T19:10:50.116000000</dc:date>
    <meta:editing-duration>PT21M34S</meta:editing-duration>
    <meta:editing-cycles>5</meta:editing-cycles>
    <meta:generator>LibreOffice/7.2.3.2$Windows_X86_64 LibreOffice_project/d166454616c1632304285822f9c83ce2e660fd92</meta:generator>
    <meta:print-date>2024-03-27T19:10:41.234000000</meta:print-date>
    <meta:document-statistic meta:table-count="1" meta:cell-count="699" meta:object-count="0"/>
  </office:meta>
</office:document-meta>
</file>